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8.41mm" svg:height="170.97mm" svg:x="51.27mm" svg:y="41.05mm">
            <draw:object draw:notify-on-update-of-ranges="Sheet1.BB3:Sheet1.BB52 Sheet1.BC1:Sheet1.BC2 Sheet1.BC3:Sheet1.BC52 Sheet1.BD1:Sheet1.BD2 Sheet1.BD3:Sheet1.BD52 Sheet1.BE1:Sheet1.BE2 Sheet1.BE3:Sheet1.BE52 Sheet1.BF1:Sheet1.BF2 Sheet1.BF3:Sheet1.BF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0" table:default-cell-style-name="Default"/>
        <table:table-row table:style-name="ro1">
          <table:table-cell office:value-type="string" calcext:value-type="string">
            <text:p>Feature: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Feature: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correlation:</text:p>
          </table:table-cell>
          <table:table-cell office:value-type="float" office:value="0.00547196399718367" calcext:value-type="float">
            <text:p>0.005471963997184</text:p>
          </table:table-cell>
          <table:table-cell office:value-type="float" office:value="0.0449796369958742" calcext:value-type="float">
            <text:p>0.044979636995874</text:p>
          </table:table-cell>
          <table:table-cell office:value-type="float" office:value="-0.19610917586001" calcext:value-type="float">
            <text:p>-0.19610917586001</text:p>
          </table:table-cell>
          <table:table-cell office:value-type="float" office:value="0.0697122493569062" calcext:value-type="float">
            <text:p>0.069712249356906</text:p>
          </table:table-cell>
          <table:table-cell office:value-type="float" office:value="-0.0191361136266164" calcext:value-type="float">
            <text:p>-0.019136113626616</text:p>
          </table:table-cell>
          <table:table-cell office:value-type="float" office:value="0.0578910672325386" calcext:value-type="float">
            <text:p>0.057891067232539</text:p>
          </table:table-cell>
          <table:table-cell office:value-type="float" office:value="0.089932372672774" calcext:value-type="float">
            <text:p>0.089932372672774</text:p>
          </table:table-cell>
          <table:table-cell office:value-type="float" office:value="-0.0684696511710719" calcext:value-type="float">
            <text:p>-0.068469651171072</text:p>
          </table:table-cell>
          <table:table-cell office:value-type="float" office:value="-0.0396661620135477" calcext:value-type="float">
            <text:p>-0.039666162013548</text:p>
          </table:table-cell>
          <table:table-cell office:value-type="float" office:value="0.0438061892029424" calcext:value-type="float">
            <text:p>0.043806189202942</text:p>
          </table:table-cell>
          <table:table-cell office:value-type="float" office:value="-0.0128844947135295" calcext:value-type="float">
            <text:p>-0.01288449471353</text:p>
          </table:table-cell>
          <table:table-cell office:value-type="float" office:value="0.010669172337526" calcext:value-type="float">
            <text:p>0.010669172337526</text:p>
          </table:table-cell>
          <table:table-cell office:value-type="float" office:value="0.00506605041905906" calcext:value-type="float">
            <text:p>0.005066050419059</text:p>
          </table:table-cell>
          <table:table-cell office:value-type="float" office:value="0.00471400601957433" calcext:value-type="float">
            <text:p>0.004714006019574</text:p>
          </table:table-cell>
          <table:table-cell office:value-type="float" office:value="0.0243652534849859" calcext:value-type="float">
            <text:p>0.024365253484986</text:p>
          </table:table-cell>
          <table:table-cell office:value-type="float" office:value="-0.0560770968457187" calcext:value-type="float">
            <text:p>-0.056077096845719</text:p>
          </table:table-cell>
          <table:table-cell office:value-type="float" office:value="-0.0585888647993249" calcext:value-type="float">
            <text:p>-0.058588864799325</text:p>
          </table:table-cell>
          <table:table-cell office:value-type="float" office:value="-0.161674677848906" calcext:value-type="float">
            <text:p>-0.161674677848906</text:p>
          </table:table-cell>
          <table:table-cell office:value-type="float" office:value="0.0245979630308964" calcext:value-type="float">
            <text:p>0.024597963030896</text:p>
          </table:table-cell>
          <table:table-cell office:value-type="float" office:value="0.031090711553039" calcext:value-type="float">
            <text:p>0.031090711553039</text:p>
          </table:table-cell>
          <table:table-cell office:value-type="float" office:value="0.00812347538975314" calcext:value-type="float">
            <text:p>0.008123475389753</text:p>
          </table:table-cell>
          <table:table-cell office:value-type="float" office:value="0.025458329856391" calcext:value-type="float">
            <text:p>0.025458329856391</text:p>
          </table:table-cell>
          <table:table-cell office:value-type="float" office:value="0.0840606636277307" calcext:value-type="float">
            <text:p>0.084060663627731</text:p>
          </table:table-cell>
          <table:table-cell office:value-type="float" office:value="0.0110384912858156" calcext:value-type="float">
            <text:p>0.011038491285816</text:p>
          </table:table-cell>
          <table:table-cell office:value-type="float" office:value="-0.00934766251800233" calcext:value-type="float">
            <text:p>-0.009347662518002</text:p>
          </table:table-cell>
          <table:table-cell office:value-type="float" office:value="0.0306264598384628" calcext:value-type="float">
            <text:p>0.030626459838463</text:p>
          </table:table-cell>
          <table:table-cell office:value-type="float" office:value="-0.0122420204179324" calcext:value-type="float">
            <text:p>-0.012242020417932</text:p>
          </table:table-cell>
          <table:table-cell office:value-type="float" office:value="0.0354535131962974" calcext:value-type="float">
            <text:p>0.035453513196297</text:p>
          </table:table-cell>
          <table:table-cell office:value-type="float" office:value="0.0732942986050765" calcext:value-type="float">
            <text:p>0.073294298605077</text:p>
          </table:table-cell>
          <table:table-cell office:value-type="float" office:value="-0.0663888685869684" calcext:value-type="float">
            <text:p>-0.066388868586968</text:p>
          </table:table-cell>
          <table:table-cell office:value-type="float" office:value="0.0326057075672693" calcext:value-type="float">
            <text:p>0.032605707567269</text:p>
          </table:table-cell>
          <table:table-cell office:value-type="float" office:value="0.0359999662669251" calcext:value-type="float">
            <text:p>0.035999966266925</text:p>
          </table:table-cell>
          <table:table-cell office:value-type="float" office:value="-0.0371692391338584" calcext:value-type="float">
            <text:p>-0.037169239133858</text:p>
          </table:table-cell>
          <table:table-cell office:value-type="float" office:value="-0.0584047805997087" calcext:value-type="float">
            <text:p>-0.058404780599709</text:p>
          </table:table-cell>
          <table:table-cell office:value-type="float" office:value="0.00467473998830383" calcext:value-type="float">
            <text:p>0.004674739988304</text:p>
          </table:table-cell>
          <table:table-cell office:value-type="float" office:value="0.0318330425341928" calcext:value-type="float">
            <text:p>0.031833042534193</text:p>
          </table:table-cell>
          <table:table-cell office:value-type="float" office:value="0.0432575506648277" calcext:value-type="float">
            <text:p>0.043257550664828</text:p>
          </table:table-cell>
          <table:table-cell office:value-type="float" office:value="0.0632031477978531" calcext:value-type="float">
            <text:p>0.063203147797853</text:p>
          </table:table-cell>
          <table:table-cell office:value-type="float" office:value="-0.017676767256796" calcext:value-type="float">
            <text:p>-0.017676767256796</text:p>
          </table:table-cell>
          <table:table-cell office:value-type="float" office:value="0.0508227106829594" calcext:value-type="float">
            <text:p>0.050822710682959</text:p>
          </table:table-cell>
          <table:table-cell office:value-type="float" office:value="-0.00598640279612201" calcext:value-type="float">
            <text:p>-0.005986402796122</text:p>
          </table:table-cell>
          <table:table-cell office:value-type="float" office:value="0.0638127677640012" calcext:value-type="float">
            <text:p>0.063812767764001</text:p>
          </table:table-cell>
          <table:table-cell office:value-type="float" office:value="-0.119276341281865" calcext:value-type="float">
            <text:p>-0.119276341281865</text:p>
          </table:table-cell>
          <table:table-cell office:value-type="float" office:value="-0.0266437912555355" calcext:value-type="float">
            <text:p>-0.026643791255536</text:p>
          </table:table-cell>
          <table:table-cell office:value-type="float" office:value="-0.108319535550432" calcext:value-type="float">
            <text:p>-0.108319535550432</text:p>
          </table:table-cell>
          <table:table-cell office:value-type="float" office:value="-0.081175469017634" calcext:value-type="float">
            <text:p>-0.081175469017634</text:p>
          </table:table-cell>
          <table:table-cell office:value-type="float" office:value="-0.161701705881678" calcext:value-type="float">
            <text:p>-0.161701705881678</text:p>
          </table:table-cell>
          <table:table-cell office:value-type="float" office:value="0.0987666076120837" calcext:value-type="float">
            <text:p>0.098766607612084</text:p>
          </table:table-cell>
          <table:table-cell office:value-type="float" office:value="0.164449097468035" calcext:value-type="float">
            <text:p>0.164449097468035</text:p>
          </table:table-cell>
          <table:table-cell office:value-type="float" office:value="-0.0061741457948648" calcext:value-type="float">
            <text:p>-0.006174145794865</text:p>
          </table:table-cell>
          <table:table-cell table:number-columns-repeated="2"/>
          <table:table-cell table:number-columns-repeated="4" office:value-type="string" calcext:value-type="string">
            <text:p>corre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correlation:</text:p>
          </table:table-cell>
          <table:table-cell office:value-type="float" office:value="0.0484951912631534" calcext:value-type="float">
            <text:p>0.048495191263153</text:p>
          </table:table-cell>
          <table:table-cell office:value-type="float" office:value="0.000742113818730259" calcext:value-type="float">
            <text:p>0.00074211381873</text:p>
          </table:table-cell>
          <table:table-cell office:value-type="float" office:value="-0.200509143364182" calcext:value-type="float">
            <text:p>-0.200509143364182</text:p>
          </table:table-cell>
          <table:table-cell office:value-type="float" office:value="0.060273107151546" calcext:value-type="float">
            <text:p>0.060273107151546</text:p>
          </table:table-cell>
          <table:table-cell office:value-type="float" office:value="0.0928400615926243" calcext:value-type="float">
            <text:p>0.092840061592624</text:p>
          </table:table-cell>
          <table:table-cell office:value-type="float" office:value="-0.0629414702243304" calcext:value-type="float">
            <text:p>-0.06294147022433</text:p>
          </table:table-cell>
          <table:table-cell office:value-type="float" office:value="0.116526950944193" calcext:value-type="float">
            <text:p>0.116526950944193</text:p>
          </table:table-cell>
          <table:table-cell office:value-type="float" office:value="-0.0476319921436894" calcext:value-type="float">
            <text:p>-0.047631992143689</text:p>
          </table:table-cell>
          <table:table-cell office:value-type="float" office:value="0.00370604740040878" calcext:value-type="float">
            <text:p>0.003706047400409</text:p>
          </table:table-cell>
          <table:table-cell office:value-type="float" office:value="0.0355277749313324" calcext:value-type="float">
            <text:p>0.035527774931332</text:p>
          </table:table-cell>
          <table:table-cell office:value-type="float" office:value="0.0073696666884598" calcext:value-type="float">
            <text:p>0.00736966668846</text:p>
          </table:table-cell>
          <table:table-cell office:value-type="float" office:value="0.017628340877305" calcext:value-type="float">
            <text:p>0.017628340877305</text:p>
          </table:table-cell>
          <table:table-cell office:value-type="float" office:value="-0.0103926954892919" calcext:value-type="float">
            <text:p>-0.010392695489292</text:p>
          </table:table-cell>
          <table:table-cell office:value-type="float" office:value="-0.0255362121438182" calcext:value-type="float">
            <text:p>-0.025536212143818</text:p>
          </table:table-cell>
          <table:table-cell office:value-type="float" office:value="0.0608744902335022" calcext:value-type="float">
            <text:p>0.060874490233502</text:p>
          </table:table-cell>
          <table:table-cell office:value-type="float" office:value="-0.0858197413876894" calcext:value-type="float">
            <text:p>-0.085819741387689</text:p>
          </table:table-cell>
          <table:table-cell office:value-type="float" office:value="-0.0855823870158655" calcext:value-type="float">
            <text:p>-0.085582387015866</text:p>
          </table:table-cell>
          <table:table-cell office:value-type="float" office:value="0.0806212587387547" calcext:value-type="float">
            <text:p>0.080621258738755</text:p>
          </table:table-cell>
          <table:table-cell office:value-type="float" office:value="0.0337323357858301" calcext:value-type="float">
            <text:p>0.03373233578583</text:p>
          </table:table-cell>
          <table:table-cell office:value-type="float" office:value="0.0363659720413423" calcext:value-type="float">
            <text:p>0.036365972041342</text:p>
          </table:table-cell>
          <table:table-cell office:value-type="float" office:value="-0.0727168875515297" calcext:value-type="float">
            <text:p>-0.07271688755153</text:p>
          </table:table-cell>
          <table:table-cell office:value-type="float" office:value="-0.0802894968442307" calcext:value-type="float">
            <text:p>-0.080289496844231</text:p>
          </table:table-cell>
          <table:table-cell office:value-type="float" office:value="0.0580952717087191" calcext:value-type="float">
            <text:p>0.058095271708719</text:p>
          </table:table-cell>
          <table:table-cell office:value-type="float" office:value="-0.0183621950519777" calcext:value-type="float">
            <text:p>-0.018362195051978</text:p>
          </table:table-cell>
          <table:table-cell office:value-type="float" office:value="-0.0281819389717979" calcext:value-type="float">
            <text:p>-0.028181938971798</text:p>
          </table:table-cell>
          <table:table-cell office:value-type="float" office:value="0.0668681492241032" calcext:value-type="float">
            <text:p>0.066868149224103</text:p>
          </table:table-cell>
          <table:table-cell office:value-type="float" office:value="0.037101703471337" calcext:value-type="float">
            <text:p>0.037101703471337</text:p>
          </table:table-cell>
          <table:table-cell office:value-type="float" office:value="0.0666756719961273" calcext:value-type="float">
            <text:p>0.066675671996127</text:p>
          </table:table-cell>
          <table:table-cell office:value-type="float" office:value="0.0340655161667752" calcext:value-type="float">
            <text:p>0.034065516166775</text:p>
          </table:table-cell>
          <table:table-cell office:value-type="float" office:value="-0.0888692861345465" calcext:value-type="float">
            <text:p>-0.088869286134547</text:p>
          </table:table-cell>
          <table:table-cell office:value-type="float" office:value="0.0423610632446008" calcext:value-type="float">
            <text:p>0.042361063244601</text:p>
          </table:table-cell>
          <table:table-cell office:value-type="float" office:value="0.0195606109386437" calcext:value-type="float">
            <text:p>0.019560610938644</text:p>
          </table:table-cell>
          <table:table-cell office:value-type="float" office:value="-0.0564544749940098" calcext:value-type="float">
            <text:p>-0.05645447499401</text:p>
          </table:table-cell>
          <table:table-cell office:value-type="float" office:value="-0.0256275234749044" calcext:value-type="float">
            <text:p>-0.025627523474904</text:p>
          </table:table-cell>
          <table:table-cell office:value-type="float" office:value="-0.00522925653920881" calcext:value-type="float">
            <text:p>-0.005229256539209</text:p>
          </table:table-cell>
          <table:table-cell office:value-type="float" office:value="-0.0888687398307608" calcext:value-type="float">
            <text:p>-0.088868739830761</text:p>
          </table:table-cell>
          <table:table-cell office:value-type="float" office:value="-0.0220771968671192" calcext:value-type="float">
            <text:p>-0.022077196867119</text:p>
          </table:table-cell>
          <table:table-cell office:value-type="float" office:value="-0.0105029027723399" calcext:value-type="float">
            <text:p>-0.01050290277234</text:p>
          </table:table-cell>
          <table:table-cell office:value-type="float" office:value="0.0648247289926621" calcext:value-type="float">
            <text:p>0.064824728992662</text:p>
          </table:table-cell>
          <table:table-cell office:value-type="float" office:value="0.0790677739346739" calcext:value-type="float">
            <text:p>0.079067773934674</text:p>
          </table:table-cell>
          <table:table-cell office:value-type="float" office:value="-0.048949351396473" calcext:value-type="float">
            <text:p>-0.048949351396473</text:p>
          </table:table-cell>
          <table:table-cell office:value-type="float" office:value="0.0178050747088006" calcext:value-type="float">
            <text:p>0.017805074708801</text:p>
          </table:table-cell>
          <table:table-cell office:value-type="float" office:value="0.047417063822054" calcext:value-type="float">
            <text:p>0.047417063822054</text:p>
          </table:table-cell>
          <table:table-cell office:value-type="float" office:value="-0.0638370602697111" calcext:value-type="float">
            <text:p>-0.063837060269711</text:p>
          </table:table-cell>
          <table:table-cell office:value-type="float" office:value="-0.026933192049667" calcext:value-type="float">
            <text:p>-0.026933192049667</text:p>
          </table:table-cell>
          <table:table-cell office:value-type="float" office:value="0.0188670597896403" calcext:value-type="float">
            <text:p>0.01886705978964</text:p>
          </table:table-cell>
          <table:table-cell office:value-type="float" office:value="0.156059981212816" calcext:value-type="float">
            <text:p>0.156059981212816</text:p>
          </table:table-cell>
          <table:table-cell office:value-type="float" office:value="-0.0597440517742393" calcext:value-type="float">
            <text:p>-0.059744051774239</text:p>
          </table:table-cell>
          <table:table-cell office:value-type="float" office:value="-0.0413640797087993" calcext:value-type="float">
            <text:p>-0.041364079708799</text:p>
          </table:table-cell>
          <table:table-cell office:value-type="float" office:value="0.0948596975354509" calcext:value-type="float">
            <text:p>0.0948596975354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547196399718367" calcext:value-type="float">
            <text:p>0.005471963997184</text:p>
          </table:table-cell>
          <table:table-cell office:value-type="float" office:value="0.0484951912631534" calcext:value-type="float">
            <text:p>0.048495191263153</text:p>
          </table:table-cell>
          <table:table-cell office:value-type="float" office:value="0.00492080565937897" calcext:value-type="float">
            <text:p>0.004920805659379</text:p>
          </table:table-cell>
          <table:table-cell office:value-type="float" office:value="0.00549714180073356" calcext:value-type="float">
            <text:p>0.005497141800734</text:p>
          </table:table-cell>
          <table:table-cell office:value-type="float" office:value="0.0484951912631534" calcext:value-type="float">
            <text:p>0.048495191263153</text:p>
          </table:table-cell>
          <table:table-cell office:value-type="float" office:value="0.00492080565937897" calcext:value-type="float">
            <text:p>0.004920805659379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correlation:</text:p>
          </table:table-cell>
          <table:table-cell office:value-type="float" office:value="0.00492080565937897" calcext:value-type="float">
            <text:p>0.004920805659379</text:p>
          </table:table-cell>
          <table:table-cell office:value-type="float" office:value="0.0535836088372879" calcext:value-type="float">
            <text:p>0.053583608837288</text:p>
          </table:table-cell>
          <table:table-cell office:value-type="float" office:value="-0.190325759997675" calcext:value-type="float">
            <text:p>-0.190325759997675</text:p>
          </table:table-cell>
          <table:table-cell office:value-type="float" office:value="0.0785636345082838" calcext:value-type="float">
            <text:p>0.078563634508284</text:p>
          </table:table-cell>
          <table:table-cell office:value-type="float" office:value="-0.00627067377234982" calcext:value-type="float">
            <text:p>-0.00627067377235</text:p>
          </table:table-cell>
          <table:table-cell office:value-type="float" office:value="0.067383667748341" calcext:value-type="float">
            <text:p>0.067383667748341</text:p>
          </table:table-cell>
          <table:table-cell office:value-type="float" office:value="0.0809372364049371" calcext:value-type="float">
            <text:p>0.080937236404937</text:p>
          </table:table-cell>
          <table:table-cell office:value-type="float" office:value="-0.07603684768118" calcext:value-type="float">
            <text:p>-0.07603684768118</text:p>
          </table:table-cell>
          <table:table-cell office:value-type="float" office:value="-0.0300492824521581" calcext:value-type="float">
            <text:p>-0.030049282452158</text:p>
          </table:table-cell>
          <table:table-cell office:value-type="float" office:value="0.0325043782252211" calcext:value-type="float">
            <text:p>0.032504378225221</text:p>
          </table:table-cell>
          <table:table-cell office:value-type="float" office:value="-0.012508707928946" calcext:value-type="float">
            <text:p>-0.012508707928946</text:p>
          </table:table-cell>
          <table:table-cell office:value-type="float" office:value="-0.0104688325217206" calcext:value-type="float">
            <text:p>-0.010468832521721</text:p>
          </table:table-cell>
          <table:table-cell office:value-type="float" office:value="0.00646760651236398" calcext:value-type="float">
            <text:p>0.006467606512364</text:p>
          </table:table-cell>
          <table:table-cell office:value-type="float" office:value="0.0162939321564505" calcext:value-type="float">
            <text:p>0.016293932156451</text:p>
          </table:table-cell>
          <table:table-cell office:value-type="float" office:value="0.0154012587854863" calcext:value-type="float">
            <text:p>0.015401258785486</text:p>
          </table:table-cell>
          <table:table-cell office:value-type="float" office:value="-0.057450048386312" calcext:value-type="float">
            <text:p>-0.057450048386312</text:p>
          </table:table-cell>
          <table:table-cell office:value-type="float" office:value="-0.155607083923154" calcext:value-type="float">
            <text:p>-0.155607083923154</text:p>
          </table:table-cell>
          <table:table-cell office:value-type="float" office:value="-0.0304721156236331" calcext:value-type="float">
            <text:p>-0.030472115623633</text:p>
          </table:table-cell>
          <table:table-cell office:value-type="float" office:value="-0.0155873358594453" calcext:value-type="float">
            <text:p>-0.015587335859445</text:p>
          </table:table-cell>
          <table:table-cell office:value-type="float" office:value="-0.0228276099759527" calcext:value-type="float">
            <text:p>-0.022827609975953</text:p>
          </table:table-cell>
          <table:table-cell office:value-type="float" office:value="0.0198318021688161" calcext:value-type="float">
            <text:p>0.019831802168816</text:p>
          </table:table-cell>
          <table:table-cell office:value-type="float" office:value="0.0861725538638943" calcext:value-type="float">
            <text:p>0.086172553863894</text:p>
          </table:table-cell>
          <table:table-cell office:value-type="float" office:value="0.0556859399124367" calcext:value-type="float">
            <text:p>0.055685939912437</text:p>
          </table:table-cell>
          <table:table-cell office:value-type="float" office:value="0.00283505027089092" calcext:value-type="float">
            <text:p>0.002835050270891</text:p>
          </table:table-cell>
          <table:table-cell office:value-type="float" office:value="-0.00598900997330804" calcext:value-type="float">
            <text:p>-0.005989009973308</text:p>
          </table:table-cell>
          <table:table-cell office:value-type="float" office:value="-0.0241460924922618" calcext:value-type="float">
            <text:p>-0.024146092492262</text:p>
          </table:table-cell>
          <table:table-cell office:value-type="float" office:value="0.0298077474241592" calcext:value-type="float">
            <text:p>0.029807747424159</text:p>
          </table:table-cell>
          <table:table-cell office:value-type="float" office:value="0.0119567671479993" calcext:value-type="float">
            <text:p>0.011956767147999</text:p>
          </table:table-cell>
          <table:table-cell office:value-type="float" office:value="0.100532049404644" calcext:value-type="float">
            <text:p>0.100532049404644</text:p>
          </table:table-cell>
          <table:table-cell office:value-type="float" office:value="-0.0530869875604306" calcext:value-type="float">
            <text:p>-0.053086987560431</text:p>
          </table:table-cell>
          <table:table-cell office:value-type="float" office:value="-0.026265041278215" calcext:value-type="float">
            <text:p>-0.026265041278215</text:p>
          </table:table-cell>
          <table:table-cell office:value-type="float" office:value="-0.0147529611421266" calcext:value-type="float">
            <text:p>-0.014752961142127</text:p>
          </table:table-cell>
          <table:table-cell office:value-type="float" office:value="0.0649073925995339" calcext:value-type="float">
            <text:p>0.064907392599534</text:p>
          </table:table-cell>
          <table:table-cell office:value-type="float" office:value="-0.0383146205287808" calcext:value-type="float">
            <text:p>-0.038314620528781</text:p>
          </table:table-cell>
          <table:table-cell office:value-type="float" office:value="0.020502954396466" calcext:value-type="float">
            <text:p>0.020502954396466</text:p>
          </table:table-cell>
          <table:table-cell office:value-type="float" office:value="0.00529836641790006" calcext:value-type="float">
            <text:p>0.0052983664179</text:p>
          </table:table-cell>
          <table:table-cell office:value-type="float" office:value="0.0595680492621125" calcext:value-type="float">
            <text:p>0.059568049262113</text:p>
          </table:table-cell>
          <table:table-cell office:value-type="float" office:value="-0.086690167458213" calcext:value-type="float">
            <text:p>-0.086690167458213</text:p>
          </table:table-cell>
          <table:table-cell office:value-type="float" office:value="0.000178941126051608" calcext:value-type="float">
            <text:p>0.000178941126052</text:p>
          </table:table-cell>
          <table:table-cell office:value-type="float" office:value="0.0462129084314872" calcext:value-type="float">
            <text:p>0.046212908431487</text:p>
          </table:table-cell>
          <table:table-cell office:value-type="float" office:value="0.0946519066960476" calcext:value-type="float">
            <text:p>0.094651906696048</text:p>
          </table:table-cell>
          <table:table-cell office:value-type="float" office:value="-0.0407641340274005" calcext:value-type="float">
            <text:p>-0.040764134027401</text:p>
          </table:table-cell>
          <table:table-cell office:value-type="float" office:value="-0.0596194158687341" calcext:value-type="float">
            <text:p>-0.059619415868734</text:p>
          </table:table-cell>
          <table:table-cell office:value-type="float" office:value="-0.0931425074688354" calcext:value-type="float">
            <text:p>-0.093142507468835</text:p>
          </table:table-cell>
          <table:table-cell office:value-type="float" office:value="0.0602900294536344" calcext:value-type="float">
            <text:p>0.060290029453634</text:p>
          </table:table-cell>
          <table:table-cell office:value-type="float" office:value="-0.148544178363711" calcext:value-type="float">
            <text:p>-0.148544178363711</text:p>
          </table:table-cell>
          <table:table-cell office:value-type="float" office:value="0.0268459477836845" calcext:value-type="float">
            <text:p>0.026845947783685</text:p>
          </table:table-cell>
          <table:table-cell office:value-type="float" office:value="-0.187855262745783" calcext:value-type="float">
            <text:p>-0.187855262745783</text:p>
          </table:table-cell>
          <table:table-cell office:value-type="float" office:value="0.0591304626367372" calcext:value-type="float">
            <text:p>0.059130462636737</text:p>
          </table:table-cell>
          <table:table-cell office:value-type="float" office:value="-0.0151513688094537" calcext:value-type="float">
            <text:p>-0.0151513688094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49796369958742" calcext:value-type="float">
            <text:p>0.044979636995874</text:p>
          </table:table-cell>
          <table:table-cell office:value-type="float" office:value="0.000742113818730259" calcext:value-type="float">
            <text:p>0.00074211381873</text:p>
          </table:table-cell>
          <table:table-cell office:value-type="float" office:value="0.0535836088372879" calcext:value-type="float">
            <text:p>0.053583608837288</text:p>
          </table:table-cell>
          <table:table-cell office:value-type="float" office:value="0.051302210511937" calcext:value-type="float">
            <text:p>0.051302210511937</text:p>
          </table:table-cell>
          <table:table-cell office:value-type="float" office:value="0.0535836088372879" calcext:value-type="float">
            <text:p>0.053583608837288</text:p>
          </table:table-cell>
          <table:table-cell office:value-type="float" office:value="0.000742113818730259" calcext:value-type="float">
            <text:p>0.00074211381873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correlation:</text:p>
          </table:table-cell>
          <table:table-cell office:value-type="float" office:value="0.00549714180073356" calcext:value-type="float">
            <text:p>0.005497141800734</text:p>
          </table:table-cell>
          <table:table-cell office:value-type="float" office:value="0.051302210511937" calcext:value-type="float">
            <text:p>0.051302210511937</text:p>
          </table:table-cell>
          <table:table-cell office:value-type="float" office:value="-0.192799474327382" calcext:value-type="float">
            <text:p>-0.192799474327382</text:p>
          </table:table-cell>
          <table:table-cell office:value-type="float" office:value="-0.0544734327886685" calcext:value-type="float">
            <text:p>-0.054473432788669</text:p>
          </table:table-cell>
          <table:table-cell office:value-type="float" office:value="-0.016201165181412" calcext:value-type="float">
            <text:p>-0.016201165181412</text:p>
          </table:table-cell>
          <table:table-cell office:value-type="float" office:value="-0.0337518658343409" calcext:value-type="float">
            <text:p>-0.033751865834341</text:p>
          </table:table-cell>
          <table:table-cell office:value-type="float" office:value="0.0733058247229599" calcext:value-type="float">
            <text:p>0.07330582472296</text:p>
          </table:table-cell>
          <table:table-cell office:value-type="float" office:value="-0.00675147453868435" calcext:value-type="float">
            <text:p>-0.006751474538684</text:p>
          </table:table-cell>
          <table:table-cell office:value-type="float" office:value="-0.0935188901936601" calcext:value-type="float">
            <text:p>-0.09351889019366</text:p>
          </table:table-cell>
          <table:table-cell office:value-type="float" office:value="-0.0441968675281128" calcext:value-type="float">
            <text:p>-0.044196867528113</text:p>
          </table:table-cell>
          <table:table-cell office:value-type="float" office:value="-0.021076010072087" calcext:value-type="float">
            <text:p>-0.021076010072087</text:p>
          </table:table-cell>
          <table:table-cell office:value-type="float" office:value="0.0156628334806788" calcext:value-type="float">
            <text:p>0.015662833480679</text:p>
          </table:table-cell>
          <table:table-cell office:value-type="float" office:value="0.0232232376559993" calcext:value-type="float">
            <text:p>0.023223237655999</text:p>
          </table:table-cell>
          <table:table-cell office:value-type="float" office:value="0.0022941908478406" calcext:value-type="float">
            <text:p>0.002294190847841</text:p>
          </table:table-cell>
          <table:table-cell office:value-type="float" office:value="-0.0252781295593105" calcext:value-type="float">
            <text:p>-0.025278129559311</text:p>
          </table:table-cell>
          <table:table-cell office:value-type="float" office:value="0.0405856352353071" calcext:value-type="float">
            <text:p>0.040585635235307</text:p>
          </table:table-cell>
          <table:table-cell office:value-type="float" office:value="0.100346398209682" calcext:value-type="float">
            <text:p>0.100346398209682</text:p>
          </table:table-cell>
          <table:table-cell office:value-type="float" office:value="0.168105479145521" calcext:value-type="float">
            <text:p>0.168105479145521</text:p>
          </table:table-cell>
          <table:table-cell office:value-type="float" office:value="0.0471118392422404" calcext:value-type="float">
            <text:p>0.04711183924224</text:p>
          </table:table-cell>
          <table:table-cell office:value-type="float" office:value="-0.00400735354412117" calcext:value-type="float">
            <text:p>-0.004007353544121</text:p>
          </table:table-cell>
          <table:table-cell office:value-type="float" office:value="0.00327180739164784" calcext:value-type="float">
            <text:p>0.003271807391648</text:p>
          </table:table-cell>
          <table:table-cell office:value-type="float" office:value="0.00203103214483269" calcext:value-type="float">
            <text:p>0.002031032144833</text:p>
          </table:table-cell>
          <table:table-cell office:value-type="float" office:value="0.056048598913401" calcext:value-type="float">
            <text:p>0.056048598913401</text:p>
          </table:table-cell>
          <table:table-cell office:value-type="float" office:value="0.0106243074448375" calcext:value-type="float">
            <text:p>0.010624307444838</text:p>
          </table:table-cell>
          <table:table-cell office:value-type="float" office:value="-0.0100965770497615" calcext:value-type="float">
            <text:p>-0.010096577049762</text:p>
          </table:table-cell>
          <table:table-cell office:value-type="float" office:value="-0.0199300402508533" calcext:value-type="float">
            <text:p>-0.019930040250853</text:p>
          </table:table-cell>
          <table:table-cell office:value-type="float" office:value="-0.00443488699420209" calcext:value-type="float">
            <text:p>-0.004434886994202</text:p>
          </table:table-cell>
          <table:table-cell office:value-type="float" office:value="0.0106735247205932" calcext:value-type="float">
            <text:p>0.010673524720593</text:p>
          </table:table-cell>
          <table:table-cell office:value-type="float" office:value="0.0480510976978368" calcext:value-type="float">
            <text:p>0.048051097697837</text:p>
          </table:table-cell>
          <table:table-cell office:value-type="float" office:value="-0.0984540401777322" calcext:value-type="float">
            <text:p>-0.098454040177732</text:p>
          </table:table-cell>
          <table:table-cell office:value-type="float" office:value="0.0283650057686385" calcext:value-type="float">
            <text:p>0.028365005768639</text:p>
          </table:table-cell>
          <table:table-cell office:value-type="float" office:value="0.0108501931198311" calcext:value-type="float">
            <text:p>0.010850193119831</text:p>
          </table:table-cell>
          <table:table-cell office:value-type="float" office:value="0.0194831428288911" calcext:value-type="float">
            <text:p>0.019483142828891</text:p>
          </table:table-cell>
          <table:table-cell office:value-type="float" office:value="0.0525140332957754" calcext:value-type="float">
            <text:p>0.052514033295775</text:p>
          </table:table-cell>
          <table:table-cell office:value-type="float" office:value="-0.0214125691891664" calcext:value-type="float">
            <text:p>-0.021412569189166</text:p>
          </table:table-cell>
          <table:table-cell office:value-type="float" office:value="-0.0333540991904053" calcext:value-type="float">
            <text:p>-0.033354099190405</text:p>
          </table:table-cell>
          <table:table-cell office:value-type="float" office:value="0.0289901189114122" calcext:value-type="float">
            <text:p>0.028990118911412</text:p>
          </table:table-cell>
          <table:table-cell office:value-type="float" office:value="-0.00527814125351943" calcext:value-type="float">
            <text:p>-0.005278141253519</text:p>
          </table:table-cell>
          <table:table-cell office:value-type="float" office:value="0.0565425210824292" calcext:value-type="float">
            <text:p>0.056542521082429</text:p>
          </table:table-cell>
          <table:table-cell office:value-type="float" office:value="-0.0364141336029036" calcext:value-type="float">
            <text:p>-0.036414133602904</text:p>
          </table:table-cell>
          <table:table-cell office:value-type="float" office:value="0.0258978840937771" calcext:value-type="float">
            <text:p>0.025897884093777</text:p>
          </table:table-cell>
          <table:table-cell office:value-type="float" office:value="0.0255430535586163" calcext:value-type="float">
            <text:p>0.025543053558616</text:p>
          </table:table-cell>
          <table:table-cell office:value-type="float" office:value="-0.146795352121995" calcext:value-type="float">
            <text:p>-0.146795352121995</text:p>
          </table:table-cell>
          <table:table-cell office:value-type="float" office:value="-0.176704653000651" calcext:value-type="float">
            <text:p>-0.176704653000651</text:p>
          </table:table-cell>
          <table:table-cell office:value-type="float" office:value="-0.0686505051264798" calcext:value-type="float">
            <text:p>-0.06865050512648</text:p>
          </table:table-cell>
          <table:table-cell office:value-type="float" office:value="-0.0485451619657199" calcext:value-type="float">
            <text:p>-0.04854516196572</text:p>
          </table:table-cell>
          <table:table-cell office:value-type="float" office:value="0.0810057483404211" calcext:value-type="float">
            <text:p>0.081005748340421</text:p>
          </table:table-cell>
          <table:table-cell office:value-type="float" office:value="-0.0914560128500211" calcext:value-type="float">
            <text:p>-0.091456012850021</text:p>
          </table:table-cell>
          <table:table-cell office:value-type="float" office:value="-0.0175402153613807" calcext:value-type="float">
            <text:p>-0.017540215361381</text:p>
          </table:table-cell>
          <table:table-cell office:value-type="float" office:value="0.0960764814108853" calcext:value-type="float">
            <text:p>0.0960764814108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19610917586001" calcext:value-type="float">
            <text:p>-0.19610917586001</text:p>
          </table:table-cell>
          <table:table-cell office:value-type="float" office:value="-0.200509143364182" calcext:value-type="float">
            <text:p>-0.200509143364182</text:p>
          </table:table-cell>
          <table:table-cell office:value-type="float" office:value="-0.190325759997675" calcext:value-type="float">
            <text:p>-0.190325759997675</text:p>
          </table:table-cell>
          <table:table-cell office:value-type="float" office:value="-0.192799474327382" calcext:value-type="float">
            <text:p>-0.192799474327382</text:p>
          </table:table-cell>
          <table:table-cell office:value-type="float" office:value="-0.190325759997675" calcext:value-type="float">
            <text:p>-0.190325759997675</text:p>
          </table:table-cell>
          <table:table-cell office:value-type="float" office:value="-0.200509143364182" calcext:value-type="float">
            <text:p>-0.20050914336418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/>
          <table:table-cell table:formula="of:=MAX([.C2:.C5])" office:value-type="float" office:value="0.0484951912631534" calcext:value-type="float">
            <text:p>0.048495191263153</text:p>
          </table:table-cell>
          <table:table-cell table:formula="of:=MAX([.D2:.D5])" office:value-type="float" office:value="0.0535836088372879" calcext:value-type="float">
            <text:p>0.053583608837288</text:p>
          </table:table-cell>
          <table:table-cell table:formula="of:=MAX([.E2:.E5])" office:value-type="float" office:value="-0.190325759997675" calcext:value-type="float">
            <text:p>-0.190325759997675</text:p>
          </table:table-cell>
          <table:table-cell table:formula="of:=MAX([.F2:.F5])" office:value-type="float" office:value="0.0785636345082838" calcext:value-type="float">
            <text:p>0.078563634508284</text:p>
          </table:table-cell>
          <table:table-cell table:formula="of:=MAX([.G2:.G5])" office:value-type="float" office:value="0.0928400615926243" calcext:value-type="float">
            <text:p>0.092840061592624</text:p>
          </table:table-cell>
          <table:table-cell table:formula="of:=MAX([.H2:.H5])" office:value-type="float" office:value="0.067383667748341" calcext:value-type="float">
            <text:p>0.067383667748341</text:p>
          </table:table-cell>
          <table:table-cell table:formula="of:=MAX([.I2:.I5])" office:value-type="float" office:value="0.116526950944193" calcext:value-type="float">
            <text:p>0.116526950944193</text:p>
          </table:table-cell>
          <table:table-cell table:formula="of:=MAX([.J2:.J5])" office:value-type="float" office:value="-0.00675147453868435" calcext:value-type="float">
            <text:p>-0.006751474538684</text:p>
          </table:table-cell>
          <table:table-cell table:formula="of:=MAX([.K2:.K5])" office:value-type="float" office:value="0.00370604740040878" calcext:value-type="float">
            <text:p>0.003706047400409</text:p>
          </table:table-cell>
          <table:table-cell table:formula="of:=MAX([.L2:.L5])" office:value-type="float" office:value="0.0438061892029424" calcext:value-type="float">
            <text:p>0.043806189202942</text:p>
          </table:table-cell>
          <table:table-cell table:formula="of:=MAX([.M2:.M5])" office:value-type="float" office:value="0.0073696666884598" calcext:value-type="float">
            <text:p>0.00736966668846</text:p>
          </table:table-cell>
          <table:table-cell table:formula="of:=MAX([.N2:.N5])" office:value-type="float" office:value="0.017628340877305" calcext:value-type="float">
            <text:p>0.017628340877305</text:p>
          </table:table-cell>
          <table:table-cell table:formula="of:=MAX([.O2:.O5])" office:value-type="float" office:value="0.0232232376559993" calcext:value-type="float">
            <text:p>0.023223237655999</text:p>
          </table:table-cell>
          <table:table-cell table:formula="of:=MAX([.P2:.P5])" office:value-type="float" office:value="0.0162939321564505" calcext:value-type="float">
            <text:p>0.016293932156451</text:p>
          </table:table-cell>
          <table:table-cell table:formula="of:=MAX([.Q2:.Q5])" office:value-type="float" office:value="0.0608744902335022" calcext:value-type="float">
            <text:p>0.060874490233502</text:p>
          </table:table-cell>
          <table:table-cell table:formula="of:=MAX([.R2:.R5])" office:value-type="float" office:value="0.0405856352353071" calcext:value-type="float">
            <text:p>0.040585635235307</text:p>
          </table:table-cell>
          <table:table-cell table:formula="of:=MAX([.S2:.S5])" office:value-type="float" office:value="0.100346398209682" calcext:value-type="float">
            <text:p>0.100346398209682</text:p>
          </table:table-cell>
          <table:table-cell table:formula="of:=MAX([.T2:.T5])" office:value-type="float" office:value="0.168105479145521" calcext:value-type="float">
            <text:p>0.168105479145521</text:p>
          </table:table-cell>
          <table:table-cell table:formula="of:=MAX([.U2:.U5])" office:value-type="float" office:value="0.0471118392422404" calcext:value-type="float">
            <text:p>0.04711183924224</text:p>
          </table:table-cell>
          <table:table-cell table:formula="of:=MAX([.V2:.V5])" office:value-type="float" office:value="0.0363659720413423" calcext:value-type="float">
            <text:p>0.036365972041342</text:p>
          </table:table-cell>
          <table:table-cell table:formula="of:=MAX([.W2:.W5])" office:value-type="float" office:value="0.0198318021688161" calcext:value-type="float">
            <text:p>0.019831802168816</text:p>
          </table:table-cell>
          <table:table-cell table:formula="of:=MAX([.X2:.X5])" office:value-type="float" office:value="0.0861725538638943" calcext:value-type="float">
            <text:p>0.086172553863894</text:p>
          </table:table-cell>
          <table:table-cell table:formula="of:=MAX([.Y2:.Y5])" office:value-type="float" office:value="0.0840606636277307" calcext:value-type="float">
            <text:p>0.084060663627731</text:p>
          </table:table-cell>
          <table:table-cell table:formula="of:=MAX([.Z2:.Z5])" office:value-type="float" office:value="0.0110384912858156" calcext:value-type="float">
            <text:p>0.011038491285816</text:p>
          </table:table-cell>
          <table:table-cell table:formula="of:=MAX([.AA2:.AA5])" office:value-type="float" office:value="-0.00598900997330804" calcext:value-type="float">
            <text:p>-0.005989009973308</text:p>
          </table:table-cell>
          <table:table-cell table:formula="of:=MAX([.AB2:.AB5])" office:value-type="float" office:value="0.0668681492241032" calcext:value-type="float">
            <text:p>0.066868149224103</text:p>
          </table:table-cell>
          <table:table-cell table:formula="of:=MAX([.AC2:.AC5])" office:value-type="float" office:value="0.037101703471337" calcext:value-type="float">
            <text:p>0.037101703471337</text:p>
          </table:table-cell>
          <table:table-cell table:formula="of:=MAX([.AD2:.AD5])" office:value-type="float" office:value="0.0666756719961273" calcext:value-type="float">
            <text:p>0.066675671996127</text:p>
          </table:table-cell>
          <table:table-cell table:formula="of:=MAX([.AE2:.AE5])" office:value-type="float" office:value="0.100532049404644" calcext:value-type="float">
            <text:p>0.100532049404644</text:p>
          </table:table-cell>
          <table:table-cell table:formula="of:=MAX([.AF2:.AF5])" office:value-type="float" office:value="-0.0530869875604306" calcext:value-type="float">
            <text:p>-0.053086987560431</text:p>
          </table:table-cell>
          <table:table-cell table:formula="of:=MAX([.AG2:.AG5])" office:value-type="float" office:value="0.0423610632446008" calcext:value-type="float">
            <text:p>0.042361063244601</text:p>
          </table:table-cell>
          <table:table-cell table:formula="of:=MAX([.AH2:.AH5])" office:value-type="float" office:value="0.0359999662669251" calcext:value-type="float">
            <text:p>0.035999966266925</text:p>
          </table:table-cell>
          <table:table-cell table:formula="of:=MAX([.AI2:.AI5])" office:value-type="float" office:value="0.0649073925995339" calcext:value-type="float">
            <text:p>0.064907392599534</text:p>
          </table:table-cell>
          <table:table-cell table:formula="of:=MAX([.AJ2:.AJ5])" office:value-type="float" office:value="0.0525140332957754" calcext:value-type="float">
            <text:p>0.052514033295775</text:p>
          </table:table-cell>
          <table:table-cell table:formula="of:=MAX([.AK2:.AK5])" office:value-type="float" office:value="0.020502954396466" calcext:value-type="float">
            <text:p>0.020502954396466</text:p>
          </table:table-cell>
          <table:table-cell table:formula="of:=MAX([.AL2:.AL5])" office:value-type="float" office:value="0.0318330425341928" calcext:value-type="float">
            <text:p>0.031833042534193</text:p>
          </table:table-cell>
          <table:table-cell table:formula="of:=MAX([.AM2:.AM5])" office:value-type="float" office:value="0.0595680492621125" calcext:value-type="float">
            <text:p>0.059568049262113</text:p>
          </table:table-cell>
          <table:table-cell table:formula="of:=MAX([.AN2:.AN5])" office:value-type="float" office:value="0.0632031477978531" calcext:value-type="float">
            <text:p>0.063203147797853</text:p>
          </table:table-cell>
          <table:table-cell table:formula="of:=MAX([.AO2:.AO5])" office:value-type="float" office:value="0.0648247289926621" calcext:value-type="float">
            <text:p>0.064824728992662</text:p>
          </table:table-cell>
          <table:table-cell table:formula="of:=MAX([.AP2:.AP5])" office:value-type="float" office:value="0.0790677739346739" calcext:value-type="float">
            <text:p>0.079067773934674</text:p>
          </table:table-cell>
          <table:table-cell table:formula="of:=MAX([.AQ2:.AQ5])" office:value-type="float" office:value="0.0946519066960476" calcext:value-type="float">
            <text:p>0.094651906696048</text:p>
          </table:table-cell>
          <table:table-cell table:formula="of:=MAX([.AR2:.AR5])" office:value-type="float" office:value="0.0638127677640012" calcext:value-type="float">
            <text:p>0.063812767764001</text:p>
          </table:table-cell>
          <table:table-cell table:formula="of:=MAX([.AS2:.AS5])" office:value-type="float" office:value="0.047417063822054" calcext:value-type="float">
            <text:p>0.047417063822054</text:p>
          </table:table-cell>
          <table:table-cell table:formula="of:=MAX([.AT2:.AT5])" office:value-type="float" office:value="-0.0266437912555355" calcext:value-type="float">
            <text:p>-0.026643791255536</text:p>
          </table:table-cell>
          <table:table-cell table:formula="of:=MAX([.AU2:.AU5])" office:value-type="float" office:value="0.0602900294536344" calcext:value-type="float">
            <text:p>0.060290029453634</text:p>
          </table:table-cell>
          <table:table-cell table:formula="of:=MAX([.AV2:.AV5])" office:value-type="float" office:value="0.0188670597896403" calcext:value-type="float">
            <text:p>0.01886705978964</text:p>
          </table:table-cell>
          <table:table-cell table:formula="of:=MAX([.AW2:.AW5])" office:value-type="float" office:value="0.156059981212816" calcext:value-type="float">
            <text:p>0.156059981212816</text:p>
          </table:table-cell>
          <table:table-cell table:formula="of:=MAX([.AX2:.AX5])" office:value-type="float" office:value="0.0987666076120837" calcext:value-type="float">
            <text:p>0.098766607612084</text:p>
          </table:table-cell>
          <table:table-cell table:formula="of:=MAX([.AY2:.AY5])" office:value-type="float" office:value="0.164449097468035" calcext:value-type="float">
            <text:p>0.164449097468035</text:p>
          </table:table-cell>
          <table:table-cell table:formula="of:=MAX([.AZ2:.AZ5])" office:value-type="float" office:value="0.0960764814108853" calcext:value-type="float">
            <text:p>0.096076481410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97122493569062" calcext:value-type="float">
            <text:p>0.069712249356906</text:p>
          </table:table-cell>
          <table:table-cell office:value-type="float" office:value="0.060273107151546" calcext:value-type="float">
            <text:p>0.060273107151546</text:p>
          </table:table-cell>
          <table:table-cell office:value-type="float" office:value="0.0785636345082838" calcext:value-type="float">
            <text:p>0.078563634508284</text:p>
          </table:table-cell>
          <table:table-cell office:value-type="float" office:value="-0.0544734327886685" calcext:value-type="float">
            <text:p>-0.054473432788669</text:p>
          </table:table-cell>
          <table:table-cell office:value-type="float" office:value="0.0785636345082838" calcext:value-type="float">
            <text:p>0.078563634508284</text:p>
          </table:table-cell>
          <table:table-cell office:value-type="float" office:value="-0.0544734327886685" calcext:value-type="float">
            <text:p>-0.05447343278866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table:formula="of:=MIN([.C2:.C5])" office:value-type="float" office:value="0.00492080565937897" calcext:value-type="float">
            <text:p>0.004920805659379</text:p>
          </table:table-cell>
          <table:table-cell table:formula="of:=MIN([.D2:.D5])" office:value-type="float" office:value="0.000742113818730259" calcext:value-type="float">
            <text:p>0.00074211381873</text:p>
          </table:table-cell>
          <table:table-cell table:formula="of:=MIN([.E2:.E5])" office:value-type="float" office:value="-0.200509143364182" calcext:value-type="float">
            <text:p>-0.200509143364182</text:p>
          </table:table-cell>
          <table:table-cell table:formula="of:=MIN([.F2:.F5])" office:value-type="float" office:value="-0.0544734327886685" calcext:value-type="float">
            <text:p>-0.054473432788669</text:p>
          </table:table-cell>
          <table:table-cell table:formula="of:=MIN([.G2:.G5])" office:value-type="float" office:value="-0.0191361136266164" calcext:value-type="float">
            <text:p>-0.019136113626616</text:p>
          </table:table-cell>
          <table:table-cell table:formula="of:=MIN([.H2:.H5])" office:value-type="float" office:value="-0.0629414702243304" calcext:value-type="float">
            <text:p>-0.06294147022433</text:p>
          </table:table-cell>
          <table:table-cell table:formula="of:=MIN([.I2:.I5])" office:value-type="float" office:value="0.0733058247229599" calcext:value-type="float">
            <text:p>0.07330582472296</text:p>
          </table:table-cell>
          <table:table-cell table:formula="of:=MIN([.J2:.J5])" office:value-type="float" office:value="-0.07603684768118" calcext:value-type="float">
            <text:p>-0.07603684768118</text:p>
          </table:table-cell>
          <table:table-cell table:formula="of:=MIN([.K2:.K5])" office:value-type="float" office:value="-0.0935188901936601" calcext:value-type="float">
            <text:p>-0.09351889019366</text:p>
          </table:table-cell>
          <table:table-cell table:formula="of:=MIN([.L2:.L5])" office:value-type="float" office:value="-0.0441968675281128" calcext:value-type="float">
            <text:p>-0.044196867528113</text:p>
          </table:table-cell>
          <table:table-cell table:formula="of:=MIN([.M2:.M5])" office:value-type="float" office:value="-0.021076010072087" calcext:value-type="float">
            <text:p>-0.021076010072087</text:p>
          </table:table-cell>
          <table:table-cell table:formula="of:=MIN([.N2:.N5])" office:value-type="float" office:value="-0.0104688325217206" calcext:value-type="float">
            <text:p>-0.010468832521721</text:p>
          </table:table-cell>
          <table:table-cell table:formula="of:=MIN([.O2:.O5])" office:value-type="float" office:value="-0.0103926954892919" calcext:value-type="float">
            <text:p>-0.010392695489292</text:p>
          </table:table-cell>
          <table:table-cell table:formula="of:=MIN([.P2:.P5])" office:value-type="float" office:value="-0.0255362121438182" calcext:value-type="float">
            <text:p>-0.025536212143818</text:p>
          </table:table-cell>
          <table:table-cell table:formula="of:=MIN([.Q2:.Q5])" office:value-type="float" office:value="-0.0252781295593105" calcext:value-type="float">
            <text:p>-0.025278129559311</text:p>
          </table:table-cell>
          <table:table-cell table:formula="of:=MIN([.R2:.R5])" office:value-type="float" office:value="-0.0858197413876894" calcext:value-type="float">
            <text:p>-0.085819741387689</text:p>
          </table:table-cell>
          <table:table-cell table:formula="of:=MIN([.S2:.S5])" office:value-type="float" office:value="-0.155607083923154" calcext:value-type="float">
            <text:p>-0.155607083923154</text:p>
          </table:table-cell>
          <table:table-cell table:formula="of:=MIN([.T2:.T5])" office:value-type="float" office:value="-0.161674677848906" calcext:value-type="float">
            <text:p>-0.161674677848906</text:p>
          </table:table-cell>
          <table:table-cell table:formula="of:=MIN([.U2:.U5])" office:value-type="float" office:value="-0.0155873358594453" calcext:value-type="float">
            <text:p>-0.015587335859445</text:p>
          </table:table-cell>
          <table:table-cell table:formula="of:=MIN([.V2:.V5])" office:value-type="float" office:value="-0.0228276099759527" calcext:value-type="float">
            <text:p>-0.022827609975953</text:p>
          </table:table-cell>
          <table:table-cell table:formula="of:=MIN([.W2:.W5])" office:value-type="float" office:value="-0.0727168875515297" calcext:value-type="float">
            <text:p>-0.07271688755153</text:p>
          </table:table-cell>
          <table:table-cell table:formula="of:=MIN([.X2:.X5])" office:value-type="float" office:value="-0.0802894968442307" calcext:value-type="float">
            <text:p>-0.080289496844231</text:p>
          </table:table-cell>
          <table:table-cell table:formula="of:=MIN([.Y2:.Y5])" office:value-type="float" office:value="0.0556859399124367" calcext:value-type="float">
            <text:p>0.055685939912437</text:p>
          </table:table-cell>
          <table:table-cell table:formula="of:=MIN([.Z2:.Z5])" office:value-type="float" office:value="-0.0183621950519777" calcext:value-type="float">
            <text:p>-0.018362195051978</text:p>
          </table:table-cell>
          <table:table-cell table:formula="of:=MIN([.AA2:.AA5])" office:value-type="float" office:value="-0.0281819389717979" calcext:value-type="float">
            <text:p>-0.028181938971798</text:p>
          </table:table-cell>
          <table:table-cell table:formula="of:=MIN([.AB2:.AB5])" office:value-type="float" office:value="-0.0241460924922618" calcext:value-type="float">
            <text:p>-0.024146092492262</text:p>
          </table:table-cell>
          <table:table-cell table:formula="of:=MIN([.AC2:.AC5])" office:value-type="float" office:value="-0.0122420204179324" calcext:value-type="float">
            <text:p>-0.012242020417932</text:p>
          </table:table-cell>
          <table:table-cell table:formula="of:=MIN([.AD2:.AD5])" office:value-type="float" office:value="0.0106735247205932" calcext:value-type="float">
            <text:p>0.010673524720593</text:p>
          </table:table-cell>
          <table:table-cell table:formula="of:=MIN([.AE2:.AE5])" office:value-type="float" office:value="0.0340655161667752" calcext:value-type="float">
            <text:p>0.034065516166775</text:p>
          </table:table-cell>
          <table:table-cell table:formula="of:=MIN([.AF2:.AF5])" office:value-type="float" office:value="-0.0984540401777322" calcext:value-type="float">
            <text:p>-0.098454040177732</text:p>
          </table:table-cell>
          <table:table-cell table:formula="of:=MIN([.AG2:.AG5])" office:value-type="float" office:value="-0.026265041278215" calcext:value-type="float">
            <text:p>-0.026265041278215</text:p>
          </table:table-cell>
          <table:table-cell table:formula="of:=MIN([.AH2:.AH5])" office:value-type="float" office:value="-0.0147529611421266" calcext:value-type="float">
            <text:p>-0.014752961142127</text:p>
          </table:table-cell>
          <table:table-cell table:formula="of:=MIN([.AI2:.AI5])" office:value-type="float" office:value="-0.0564544749940098" calcext:value-type="float">
            <text:p>-0.05645447499401</text:p>
          </table:table-cell>
          <table:table-cell table:formula="of:=MIN([.AJ2:.AJ5])" office:value-type="float" office:value="-0.0584047805997087" calcext:value-type="float">
            <text:p>-0.058404780599709</text:p>
          </table:table-cell>
          <table:table-cell table:formula="of:=MIN([.AK2:.AK5])" office:value-type="float" office:value="-0.0214125691891664" calcext:value-type="float">
            <text:p>-0.021412569189166</text:p>
          </table:table-cell>
          <table:table-cell table:formula="of:=MIN([.AL2:.AL5])" office:value-type="float" office:value="-0.0888687398307608" calcext:value-type="float">
            <text:p>-0.088868739830761</text:p>
          </table:table-cell>
          <table:table-cell table:formula="of:=MIN([.AM2:.AM5])" office:value-type="float" office:value="-0.0220771968671192" calcext:value-type="float">
            <text:p>-0.022077196867119</text:p>
          </table:table-cell>
          <table:table-cell table:formula="of:=MIN([.AN2:.AN5])" office:value-type="float" office:value="-0.086690167458213" calcext:value-type="float">
            <text:p>-0.086690167458213</text:p>
          </table:table-cell>
          <table:table-cell table:formula="of:=MIN([.AO2:.AO5])" office:value-type="float" office:value="-0.017676767256796" calcext:value-type="float">
            <text:p>-0.017676767256796</text:p>
          </table:table-cell>
          <table:table-cell table:formula="of:=MIN([.AP2:.AP5])" office:value-type="float" office:value="-0.0364141336029036" calcext:value-type="float">
            <text:p>-0.036414133602904</text:p>
          </table:table-cell>
          <table:table-cell table:formula="of:=MIN([.AQ2:.AQ5])" office:value-type="float" office:value="-0.048949351396473" calcext:value-type="float">
            <text:p>-0.048949351396473</text:p>
          </table:table-cell>
          <table:table-cell table:formula="of:=MIN([.AR2:.AR5])" office:value-type="float" office:value="-0.0407641340274005" calcext:value-type="float">
            <text:p>-0.040764134027401</text:p>
          </table:table-cell>
          <table:table-cell table:formula="of:=MIN([.AS2:.AS5])" office:value-type="float" office:value="-0.146795352121995" calcext:value-type="float">
            <text:p>-0.146795352121995</text:p>
          </table:table-cell>
          <table:table-cell table:formula="of:=MIN([.AT2:.AT5])" office:value-type="float" office:value="-0.176704653000651" calcext:value-type="float">
            <text:p>-0.176704653000651</text:p>
          </table:table-cell>
          <table:table-cell table:formula="of:=MIN([.AU2:.AU5])" office:value-type="float" office:value="-0.108319535550432" calcext:value-type="float">
            <text:p>-0.108319535550432</text:p>
          </table:table-cell>
          <table:table-cell table:formula="of:=MIN([.AV2:.AV5])" office:value-type="float" office:value="-0.148544178363711" calcext:value-type="float">
            <text:p>-0.148544178363711</text:p>
          </table:table-cell>
          <table:table-cell table:formula="of:=MIN([.AW2:.AW5])" office:value-type="float" office:value="-0.161701705881678" calcext:value-type="float">
            <text:p>-0.161701705881678</text:p>
          </table:table-cell>
          <table:table-cell table:formula="of:=MIN([.AX2:.AX5])" office:value-type="float" office:value="-0.187855262745783" calcext:value-type="float">
            <text:p>-0.187855262745783</text:p>
          </table:table-cell>
          <table:table-cell table:formula="of:=MIN([.AY2:.AY5])" office:value-type="float" office:value="-0.0413640797087993" calcext:value-type="float">
            <text:p>-0.041364079708799</text:p>
          </table:table-cell>
          <table:table-cell table:formula="of:=MIN([.AZ2:.AZ5])" office:value-type="float" office:value="-0.0151513688094537" calcext:value-type="float">
            <text:p>-0.0151513688094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0.0191361136266164" calcext:value-type="float">
            <text:p>-0.019136113626616</text:p>
          </table:table-cell>
          <table:table-cell office:value-type="float" office:value="0.0928400615926243" calcext:value-type="float">
            <text:p>0.092840061592624</text:p>
          </table:table-cell>
          <table:table-cell office:value-type="float" office:value="-0.00627067377234982" calcext:value-type="float">
            <text:p>-0.00627067377235</text:p>
          </table:table-cell>
          <table:table-cell office:value-type="float" office:value="-0.016201165181412" calcext:value-type="float">
            <text:p>-0.016201165181412</text:p>
          </table:table-cell>
          <table:table-cell office:value-type="float" office:value="0.0928400615926243" calcext:value-type="float">
            <text:p>0.092840061592624</text:p>
          </table:table-cell>
          <table:table-cell office:value-type="float" office:value="-0.0191361136266164" calcext:value-type="float">
            <text:p>-0.019136113626616</text:p>
          </table:table-cell>
        </table:table-row>
        <table:table-row table:style-name="ro1">
          <table:table-cell table:number-columns-repeated="53"/>
          <table:table-cell office:value-type="float" office:value="5" calcext:value-type="float">
            <text:p>5</text:p>
          </table:table-cell>
          <table:table-cell office:value-type="float" office:value="0.0578910672325386" calcext:value-type="float">
            <text:p>0.057891067232539</text:p>
          </table:table-cell>
          <table:table-cell office:value-type="float" office:value="-0.0629414702243304" calcext:value-type="float">
            <text:p>-0.06294147022433</text:p>
          </table:table-cell>
          <table:table-cell office:value-type="float" office:value="0.067383667748341" calcext:value-type="float">
            <text:p>0.067383667748341</text:p>
          </table:table-cell>
          <table:table-cell office:value-type="float" office:value="-0.0337518658343409" calcext:value-type="float">
            <text:p>-0.033751865834341</text:p>
          </table:table-cell>
          <table:table-cell office:value-type="float" office:value="0.067383667748341" calcext:value-type="float">
            <text:p>0.067383667748341</text:p>
          </table:table-cell>
          <table:table-cell office:value-type="float" office:value="-0.0629414702243304" calcext:value-type="float">
            <text:p>-0.06294147022433</text:p>
          </table:table-cell>
        </table:table-row>
        <table:table-row table:style-name="ro1">
          <table:table-cell table:number-columns-repeated="53"/>
          <table:table-cell office:value-type="float" office:value="6" calcext:value-type="float">
            <text:p>6</text:p>
          </table:table-cell>
          <table:table-cell office:value-type="float" office:value="0.089932372672774" calcext:value-type="float">
            <text:p>0.089932372672774</text:p>
          </table:table-cell>
          <table:table-cell office:value-type="float" office:value="0.116526950944193" calcext:value-type="float">
            <text:p>0.116526950944193</text:p>
          </table:table-cell>
          <table:table-cell office:value-type="float" office:value="0.0809372364049371" calcext:value-type="float">
            <text:p>0.080937236404937</text:p>
          </table:table-cell>
          <table:table-cell office:value-type="float" office:value="0.0733058247229599" calcext:value-type="float">
            <text:p>0.07330582472296</text:p>
          </table:table-cell>
          <table:table-cell office:value-type="float" office:value="0.116526950944193" calcext:value-type="float">
            <text:p>0.116526950944193</text:p>
          </table:table-cell>
          <table:table-cell office:value-type="float" office:value="0.0733058247229599" calcext:value-type="float">
            <text:p>0.07330582472296</text:p>
          </table:table-cell>
        </table:table-row>
        <table:table-row table:style-name="ro1">
          <table:table-cell table:number-columns-repeated="53"/>
          <table:table-cell office:value-type="float" office:value="7" calcext:value-type="float">
            <text:p>7</text:p>
          </table:table-cell>
          <table:table-cell office:value-type="float" office:value="-0.0684696511710719" calcext:value-type="float">
            <text:p>-0.068469651171072</text:p>
          </table:table-cell>
          <table:table-cell office:value-type="float" office:value="-0.0476319921436894" calcext:value-type="float">
            <text:p>-0.047631992143689</text:p>
          </table:table-cell>
          <table:table-cell office:value-type="float" office:value="-0.07603684768118" calcext:value-type="float">
            <text:p>-0.07603684768118</text:p>
          </table:table-cell>
          <table:table-cell table:number-columns-repeated="2" office:value-type="float" office:value="-0.00675147453868435" calcext:value-type="float">
            <text:p>-0.006751474538684</text:p>
          </table:table-cell>
          <table:table-cell office:value-type="float" office:value="-0.07603684768118" calcext:value-type="float">
            <text:p>-0.07603684768118</text:p>
          </table:table-cell>
        </table:table-row>
        <table:table-row table:style-name="ro1">
          <table:table-cell table:number-columns-repeated="53"/>
          <table:table-cell office:value-type="float" office:value="8" calcext:value-type="float">
            <text:p>8</text:p>
          </table:table-cell>
          <table:table-cell office:value-type="float" office:value="-0.0396661620135477" calcext:value-type="float">
            <text:p>-0.039666162013548</text:p>
          </table:table-cell>
          <table:table-cell office:value-type="float" office:value="0.00370604740040878" calcext:value-type="float">
            <text:p>0.003706047400409</text:p>
          </table:table-cell>
          <table:table-cell office:value-type="float" office:value="-0.0300492824521581" calcext:value-type="float">
            <text:p>-0.030049282452158</text:p>
          </table:table-cell>
          <table:table-cell office:value-type="float" office:value="-0.0935188901936601" calcext:value-type="float">
            <text:p>-0.09351889019366</text:p>
          </table:table-cell>
          <table:table-cell office:value-type="float" office:value="0.00370604740040878" calcext:value-type="float">
            <text:p>0.003706047400409</text:p>
          </table:table-cell>
          <table:table-cell office:value-type="float" office:value="-0.0935188901936601" calcext:value-type="float">
            <text:p>-0.09351889019366</text:p>
          </table:table-cell>
        </table:table-row>
        <table:table-row table:style-name="ro1">
          <table:table-cell table:number-columns-repeated="53"/>
          <table:table-cell office:value-type="float" office:value="9" calcext:value-type="float">
            <text:p>9</text:p>
          </table:table-cell>
          <table:table-cell office:value-type="float" office:value="0.0438061892029424" calcext:value-type="float">
            <text:p>0.043806189202942</text:p>
          </table:table-cell>
          <table:table-cell office:value-type="float" office:value="0.0355277749313324" calcext:value-type="float">
            <text:p>0.035527774931332</text:p>
          </table:table-cell>
          <table:table-cell office:value-type="float" office:value="0.0325043782252211" calcext:value-type="float">
            <text:p>0.032504378225221</text:p>
          </table:table-cell>
          <table:table-cell office:value-type="float" office:value="-0.0441968675281128" calcext:value-type="float">
            <text:p>-0.044196867528113</text:p>
          </table:table-cell>
          <table:table-cell office:value-type="float" office:value="0.0438061892029424" calcext:value-type="float">
            <text:p>0.043806189202942</text:p>
          </table:table-cell>
          <table:table-cell office:value-type="float" office:value="-0.0441968675281128" calcext:value-type="float">
            <text:p>-0.044196867528113</text:p>
          </table:table-cell>
        </table:table-row>
        <table:table-row table:style-name="ro1">
          <table:table-cell table:number-columns-repeated="53"/>
          <table:table-cell office:value-type="float" office:value="10" calcext:value-type="float">
            <text:p>10</text:p>
          </table:table-cell>
          <table:table-cell office:value-type="float" office:value="-0.0128844947135295" calcext:value-type="float">
            <text:p>-0.01288449471353</text:p>
          </table:table-cell>
          <table:table-cell office:value-type="float" office:value="0.0073696666884598" calcext:value-type="float">
            <text:p>0.00736966668846</text:p>
          </table:table-cell>
          <table:table-cell office:value-type="float" office:value="-0.012508707928946" calcext:value-type="float">
            <text:p>-0.012508707928946</text:p>
          </table:table-cell>
          <table:table-cell office:value-type="float" office:value="-0.021076010072087" calcext:value-type="float">
            <text:p>-0.021076010072087</text:p>
          </table:table-cell>
          <table:table-cell office:value-type="float" office:value="0.0073696666884598" calcext:value-type="float">
            <text:p>0.00736966668846</text:p>
          </table:table-cell>
          <table:table-cell office:value-type="float" office:value="-0.021076010072087" calcext:value-type="float">
            <text:p>-0.021076010072087</text:p>
          </table:table-cell>
        </table:table-row>
        <table:table-row table:style-name="ro1">
          <table:table-cell table:number-columns-repeated="53"/>
          <table:table-cell office:value-type="float" office:value="11" calcext:value-type="float">
            <text:p>11</text:p>
          </table:table-cell>
          <table:table-cell office:value-type="float" office:value="0.010669172337526" calcext:value-type="float">
            <text:p>0.010669172337526</text:p>
          </table:table-cell>
          <table:table-cell office:value-type="float" office:value="0.017628340877305" calcext:value-type="float">
            <text:p>0.017628340877305</text:p>
          </table:table-cell>
          <table:table-cell office:value-type="float" office:value="-0.0104688325217206" calcext:value-type="float">
            <text:p>-0.010468832521721</text:p>
          </table:table-cell>
          <table:table-cell office:value-type="float" office:value="0.0156628334806788" calcext:value-type="float">
            <text:p>0.015662833480679</text:p>
          </table:table-cell>
          <table:table-cell office:value-type="float" office:value="0.017628340877305" calcext:value-type="float">
            <text:p>0.017628340877305</text:p>
          </table:table-cell>
          <table:table-cell office:value-type="float" office:value="-0.0104688325217206" calcext:value-type="float">
            <text:p>-0.010468832521721</text:p>
          </table:table-cell>
        </table:table-row>
        <table:table-row table:style-name="ro1">
          <table:table-cell table:number-columns-repeated="53"/>
          <table:table-cell office:value-type="float" office:value="12" calcext:value-type="float">
            <text:p>12</text:p>
          </table:table-cell>
          <table:table-cell office:value-type="float" office:value="0.00506605041905906" calcext:value-type="float">
            <text:p>0.005066050419059</text:p>
          </table:table-cell>
          <table:table-cell office:value-type="float" office:value="-0.0103926954892919" calcext:value-type="float">
            <text:p>-0.010392695489292</text:p>
          </table:table-cell>
          <table:table-cell office:value-type="float" office:value="0.00646760651236398" calcext:value-type="float">
            <text:p>0.006467606512364</text:p>
          </table:table-cell>
          <table:table-cell table:number-columns-repeated="2" office:value-type="float" office:value="0.0232232376559993" calcext:value-type="float">
            <text:p>0.023223237655999</text:p>
          </table:table-cell>
          <table:table-cell office:value-type="float" office:value="-0.0103926954892919" calcext:value-type="float">
            <text:p>-0.010392695489292</text:p>
          </table:table-cell>
        </table:table-row>
        <table:table-row table:style-name="ro1">
          <table:table-cell table:number-columns-repeated="53"/>
          <table:table-cell office:value-type="float" office:value="13" calcext:value-type="float">
            <text:p>13</text:p>
          </table:table-cell>
          <table:table-cell office:value-type="float" office:value="0.00471400601957433" calcext:value-type="float">
            <text:p>0.004714006019574</text:p>
          </table:table-cell>
          <table:table-cell office:value-type="float" office:value="-0.0255362121438182" calcext:value-type="float">
            <text:p>-0.025536212143818</text:p>
          </table:table-cell>
          <table:table-cell office:value-type="float" office:value="0.0162939321564505" calcext:value-type="float">
            <text:p>0.016293932156451</text:p>
          </table:table-cell>
          <table:table-cell office:value-type="float" office:value="0.0022941908478406" calcext:value-type="float">
            <text:p>0.002294190847841</text:p>
          </table:table-cell>
          <table:table-cell office:value-type="float" office:value="0.0162939321564505" calcext:value-type="float">
            <text:p>0.016293932156451</text:p>
          </table:table-cell>
          <table:table-cell office:value-type="float" office:value="-0.0255362121438182" calcext:value-type="float">
            <text:p>-0.025536212143818</text:p>
          </table:table-cell>
        </table:table-row>
        <table:table-row table:style-name="ro1">
          <table:table-cell table:number-columns-repeated="53"/>
          <table:table-cell office:value-type="float" office:value="14" calcext:value-type="float">
            <text:p>14</text:p>
          </table:table-cell>
          <table:table-cell office:value-type="float" office:value="0.0243652534849859" calcext:value-type="float">
            <text:p>0.024365253484986</text:p>
          </table:table-cell>
          <table:table-cell office:value-type="float" office:value="0.0608744902335022" calcext:value-type="float">
            <text:p>0.060874490233502</text:p>
          </table:table-cell>
          <table:table-cell office:value-type="float" office:value="0.0154012587854863" calcext:value-type="float">
            <text:p>0.015401258785486</text:p>
          </table:table-cell>
          <table:table-cell office:value-type="float" office:value="-0.0252781295593105" calcext:value-type="float">
            <text:p>-0.025278129559311</text:p>
          </table:table-cell>
          <table:table-cell office:value-type="float" office:value="0.0608744902335022" calcext:value-type="float">
            <text:p>0.060874490233502</text:p>
          </table:table-cell>
          <table:table-cell office:value-type="float" office:value="-0.0252781295593105" calcext:value-type="float">
            <text:p>-0.025278129559311</text:p>
          </table:table-cell>
        </table:table-row>
        <table:table-row table:style-name="ro1">
          <table:table-cell table:number-columns-repeated="53"/>
          <table:table-cell office:value-type="float" office:value="15" calcext:value-type="float">
            <text:p>15</text:p>
          </table:table-cell>
          <table:table-cell office:value-type="float" office:value="-0.0560770968457187" calcext:value-type="float">
            <text:p>-0.056077096845719</text:p>
          </table:table-cell>
          <table:table-cell office:value-type="float" office:value="-0.0858197413876894" calcext:value-type="float">
            <text:p>-0.085819741387689</text:p>
          </table:table-cell>
          <table:table-cell office:value-type="float" office:value="-0.057450048386312" calcext:value-type="float">
            <text:p>-0.057450048386312</text:p>
          </table:table-cell>
          <table:table-cell table:number-columns-repeated="2" office:value-type="float" office:value="0.0405856352353071" calcext:value-type="float">
            <text:p>0.040585635235307</text:p>
          </table:table-cell>
          <table:table-cell office:value-type="float" office:value="-0.0858197413876894" calcext:value-type="float">
            <text:p>-0.085819741387689</text:p>
          </table:table-cell>
        </table:table-row>
        <table:table-row table:style-name="ro1">
          <table:table-cell table:number-columns-repeated="53"/>
          <table:table-cell office:value-type="float" office:value="16" calcext:value-type="float">
            <text:p>16</text:p>
          </table:table-cell>
          <table:table-cell office:value-type="float" office:value="-0.0585888647993249" calcext:value-type="float">
            <text:p>-0.058588864799325</text:p>
          </table:table-cell>
          <table:table-cell office:value-type="float" office:value="-0.0855823870158655" calcext:value-type="float">
            <text:p>-0.085582387015866</text:p>
          </table:table-cell>
          <table:table-cell office:value-type="float" office:value="-0.155607083923154" calcext:value-type="float">
            <text:p>-0.155607083923154</text:p>
          </table:table-cell>
          <table:table-cell table:number-columns-repeated="2" office:value-type="float" office:value="0.100346398209682" calcext:value-type="float">
            <text:p>0.100346398209682</text:p>
          </table:table-cell>
          <table:table-cell office:value-type="float" office:value="-0.155607083923154" calcext:value-type="float">
            <text:p>-0.155607083923154</text:p>
          </table:table-cell>
        </table:table-row>
        <table:table-row table:style-name="ro1">
          <table:table-cell table:number-columns-repeated="53"/>
          <table:table-cell office:value-type="float" office:value="17" calcext:value-type="float">
            <text:p>17</text:p>
          </table:table-cell>
          <table:table-cell office:value-type="float" office:value="-0.161674677848906" calcext:value-type="float">
            <text:p>-0.161674677848906</text:p>
          </table:table-cell>
          <table:table-cell office:value-type="float" office:value="0.0806212587387547" calcext:value-type="float">
            <text:p>0.080621258738755</text:p>
          </table:table-cell>
          <table:table-cell office:value-type="float" office:value="-0.0304721156236331" calcext:value-type="float">
            <text:p>-0.030472115623633</text:p>
          </table:table-cell>
          <table:table-cell table:number-columns-repeated="2" office:value-type="float" office:value="0.168105479145521" calcext:value-type="float">
            <text:p>0.168105479145521</text:p>
          </table:table-cell>
          <table:table-cell office:value-type="float" office:value="-0.161674677848906" calcext:value-type="float">
            <text:p>-0.161674677848906</text:p>
          </table:table-cell>
        </table:table-row>
        <table:table-row table:style-name="ro1">
          <table:table-cell table:number-columns-repeated="53"/>
          <table:table-cell office:value-type="float" office:value="18" calcext:value-type="float">
            <text:p>18</text:p>
          </table:table-cell>
          <table:table-cell office:value-type="float" office:value="0.0245979630308964" calcext:value-type="float">
            <text:p>0.024597963030896</text:p>
          </table:table-cell>
          <table:table-cell office:value-type="float" office:value="0.0337323357858301" calcext:value-type="float">
            <text:p>0.03373233578583</text:p>
          </table:table-cell>
          <table:table-cell office:value-type="float" office:value="-0.0155873358594453" calcext:value-type="float">
            <text:p>-0.015587335859445</text:p>
          </table:table-cell>
          <table:table-cell table:number-columns-repeated="2" office:value-type="float" office:value="0.0471118392422404" calcext:value-type="float">
            <text:p>0.04711183924224</text:p>
          </table:table-cell>
          <table:table-cell office:value-type="float" office:value="-0.0155873358594453" calcext:value-type="float">
            <text:p>-0.015587335859445</text:p>
          </table:table-cell>
        </table:table-row>
        <table:table-row table:style-name="ro1">
          <table:table-cell table:number-columns-repeated="53"/>
          <table:table-cell office:value-type="float" office:value="19" calcext:value-type="float">
            <text:p>19</text:p>
          </table:table-cell>
          <table:table-cell office:value-type="float" office:value="0.031090711553039" calcext:value-type="float">
            <text:p>0.031090711553039</text:p>
          </table:table-cell>
          <table:table-cell office:value-type="float" office:value="0.0363659720413423" calcext:value-type="float">
            <text:p>0.036365972041342</text:p>
          </table:table-cell>
          <table:table-cell office:value-type="float" office:value="-0.0228276099759527" calcext:value-type="float">
            <text:p>-0.022827609975953</text:p>
          </table:table-cell>
          <table:table-cell office:value-type="float" office:value="-0.00400735354412117" calcext:value-type="float">
            <text:p>-0.004007353544121</text:p>
          </table:table-cell>
          <table:table-cell office:value-type="float" office:value="0.0363659720413423" calcext:value-type="float">
            <text:p>0.036365972041342</text:p>
          </table:table-cell>
          <table:table-cell office:value-type="float" office:value="-0.0228276099759527" calcext:value-type="float">
            <text:p>-0.022827609975953</text:p>
          </table:table-cell>
        </table:table-row>
        <table:table-row table:style-name="ro1">
          <table:table-cell table:number-columns-repeated="53"/>
          <table:table-cell office:value-type="float" office:value="20" calcext:value-type="float">
            <text:p>20</text:p>
          </table:table-cell>
          <table:table-cell office:value-type="float" office:value="0.00812347538975314" calcext:value-type="float">
            <text:p>0.008123475389753</text:p>
          </table:table-cell>
          <table:table-cell office:value-type="float" office:value="-0.0727168875515297" calcext:value-type="float">
            <text:p>-0.07271688755153</text:p>
          </table:table-cell>
          <table:table-cell office:value-type="float" office:value="0.0198318021688161" calcext:value-type="float">
            <text:p>0.019831802168816</text:p>
          </table:table-cell>
          <table:table-cell office:value-type="float" office:value="0.00327180739164784" calcext:value-type="float">
            <text:p>0.003271807391648</text:p>
          </table:table-cell>
          <table:table-cell office:value-type="float" office:value="0.0198318021688161" calcext:value-type="float">
            <text:p>0.019831802168816</text:p>
          </table:table-cell>
          <table:table-cell office:value-type="float" office:value="-0.0727168875515297" calcext:value-type="float">
            <text:p>-0.07271688755153</text:p>
          </table:table-cell>
        </table:table-row>
        <table:table-row table:style-name="ro1">
          <table:table-cell table:number-columns-repeated="53"/>
          <table:table-cell office:value-type="float" office:value="21" calcext:value-type="float">
            <text:p>21</text:p>
          </table:table-cell>
          <table:table-cell office:value-type="float" office:value="0.025458329856391" calcext:value-type="float">
            <text:p>0.025458329856391</text:p>
          </table:table-cell>
          <table:table-cell office:value-type="float" office:value="-0.0802894968442307" calcext:value-type="float">
            <text:p>-0.080289496844231</text:p>
          </table:table-cell>
          <table:table-cell office:value-type="float" office:value="0.0861725538638943" calcext:value-type="float">
            <text:p>0.086172553863894</text:p>
          </table:table-cell>
          <table:table-cell office:value-type="float" office:value="0.00203103214483269" calcext:value-type="float">
            <text:p>0.002031032144833</text:p>
          </table:table-cell>
          <table:table-cell office:value-type="float" office:value="0.0861725538638943" calcext:value-type="float">
            <text:p>0.086172553863894</text:p>
          </table:table-cell>
          <table:table-cell office:value-type="float" office:value="-0.0802894968442307" calcext:value-type="float">
            <text:p>-0.080289496844231</text:p>
          </table:table-cell>
        </table:table-row>
        <table:table-row table:style-name="ro1">
          <table:table-cell table:number-columns-repeated="53"/>
          <table:table-cell office:value-type="float" office:value="22" calcext:value-type="float">
            <text:p>22</text:p>
          </table:table-cell>
          <table:table-cell office:value-type="float" office:value="0.0840606636277307" calcext:value-type="float">
            <text:p>0.084060663627731</text:p>
          </table:table-cell>
          <table:table-cell office:value-type="float" office:value="0.0580952717087191" calcext:value-type="float">
            <text:p>0.058095271708719</text:p>
          </table:table-cell>
          <table:table-cell office:value-type="float" office:value="0.0556859399124367" calcext:value-type="float">
            <text:p>0.055685939912437</text:p>
          </table:table-cell>
          <table:table-cell office:value-type="float" office:value="0.056048598913401" calcext:value-type="float">
            <text:p>0.056048598913401</text:p>
          </table:table-cell>
          <table:table-cell office:value-type="float" office:value="0.0840606636277307" calcext:value-type="float">
            <text:p>0.084060663627731</text:p>
          </table:table-cell>
          <table:table-cell office:value-type="float" office:value="0.0556859399124367" calcext:value-type="float">
            <text:p>0.055685939912437</text:p>
          </table:table-cell>
        </table:table-row>
        <table:table-row table:style-name="ro1">
          <table:table-cell table:number-columns-repeated="53"/>
          <table:table-cell office:value-type="float" office:value="23" calcext:value-type="float">
            <text:p>23</text:p>
          </table:table-cell>
          <table:table-cell office:value-type="float" office:value="0.0110384912858156" calcext:value-type="float">
            <text:p>0.011038491285816</text:p>
          </table:table-cell>
          <table:table-cell office:value-type="float" office:value="-0.0183621950519777" calcext:value-type="float">
            <text:p>-0.018362195051978</text:p>
          </table:table-cell>
          <table:table-cell office:value-type="float" office:value="0.00283505027089092" calcext:value-type="float">
            <text:p>0.002835050270891</text:p>
          </table:table-cell>
          <table:table-cell office:value-type="float" office:value="0.0106243074448375" calcext:value-type="float">
            <text:p>0.010624307444838</text:p>
          </table:table-cell>
          <table:table-cell office:value-type="float" office:value="0.0110384912858156" calcext:value-type="float">
            <text:p>0.011038491285816</text:p>
          </table:table-cell>
          <table:table-cell office:value-type="float" office:value="-0.0183621950519777" calcext:value-type="float">
            <text:p>-0.018362195051978</text:p>
          </table:table-cell>
        </table:table-row>
        <table:table-row table:style-name="ro1">
          <table:table-cell table:number-columns-repeated="53"/>
          <table:table-cell office:value-type="float" office:value="24" calcext:value-type="float">
            <text:p>24</text:p>
          </table:table-cell>
          <table:table-cell office:value-type="float" office:value="-0.00934766251800233" calcext:value-type="float">
            <text:p>-0.009347662518002</text:p>
          </table:table-cell>
          <table:table-cell office:value-type="float" office:value="-0.0281819389717979" calcext:value-type="float">
            <text:p>-0.028181938971798</text:p>
          </table:table-cell>
          <table:table-cell office:value-type="float" office:value="-0.00598900997330804" calcext:value-type="float">
            <text:p>-0.005989009973308</text:p>
          </table:table-cell>
          <table:table-cell office:value-type="float" office:value="-0.0100965770497615" calcext:value-type="float">
            <text:p>-0.010096577049762</text:p>
          </table:table-cell>
          <table:table-cell office:value-type="float" office:value="-0.00598900997330804" calcext:value-type="float">
            <text:p>-0.005989009973308</text:p>
          </table:table-cell>
          <table:table-cell office:value-type="float" office:value="-0.0281819389717979" calcext:value-type="float">
            <text:p>-0.028181938971798</text:p>
          </table:table-cell>
        </table:table-row>
        <table:table-row table:style-name="ro1">
          <table:table-cell table:number-columns-repeated="53"/>
          <table:table-cell office:value-type="float" office:value="25" calcext:value-type="float">
            <text:p>25</text:p>
          </table:table-cell>
          <table:table-cell office:value-type="float" office:value="0.0306264598384628" calcext:value-type="float">
            <text:p>0.030626459838463</text:p>
          </table:table-cell>
          <table:table-cell office:value-type="float" office:value="0.0668681492241032" calcext:value-type="float">
            <text:p>0.066868149224103</text:p>
          </table:table-cell>
          <table:table-cell office:value-type="float" office:value="-0.0241460924922618" calcext:value-type="float">
            <text:p>-0.024146092492262</text:p>
          </table:table-cell>
          <table:table-cell office:value-type="float" office:value="-0.0199300402508533" calcext:value-type="float">
            <text:p>-0.019930040250853</text:p>
          </table:table-cell>
          <table:table-cell office:value-type="float" office:value="0.0668681492241032" calcext:value-type="float">
            <text:p>0.066868149224103</text:p>
          </table:table-cell>
          <table:table-cell office:value-type="float" office:value="-0.0241460924922618" calcext:value-type="float">
            <text:p>-0.024146092492262</text:p>
          </table:table-cell>
        </table:table-row>
        <table:table-row table:style-name="ro1">
          <table:table-cell table:number-columns-repeated="53"/>
          <table:table-cell office:value-type="float" office:value="26" calcext:value-type="float">
            <text:p>26</text:p>
          </table:table-cell>
          <table:table-cell office:value-type="float" office:value="-0.0122420204179324" calcext:value-type="float">
            <text:p>-0.012242020417932</text:p>
          </table:table-cell>
          <table:table-cell office:value-type="float" office:value="0.037101703471337" calcext:value-type="float">
            <text:p>0.037101703471337</text:p>
          </table:table-cell>
          <table:table-cell office:value-type="float" office:value="0.0298077474241592" calcext:value-type="float">
            <text:p>0.029807747424159</text:p>
          </table:table-cell>
          <table:table-cell office:value-type="float" office:value="-0.00443488699420209" calcext:value-type="float">
            <text:p>-0.004434886994202</text:p>
          </table:table-cell>
          <table:table-cell office:value-type="float" office:value="0.037101703471337" calcext:value-type="float">
            <text:p>0.037101703471337</text:p>
          </table:table-cell>
          <table:table-cell office:value-type="float" office:value="-0.0122420204179324" calcext:value-type="float">
            <text:p>-0.012242020417932</text:p>
          </table:table-cell>
        </table:table-row>
        <table:table-row table:style-name="ro1">
          <table:table-cell table:number-columns-repeated="53"/>
          <table:table-cell office:value-type="float" office:value="27" calcext:value-type="float">
            <text:p>27</text:p>
          </table:table-cell>
          <table:table-cell office:value-type="float" office:value="0.0354535131962974" calcext:value-type="float">
            <text:p>0.035453513196297</text:p>
          </table:table-cell>
          <table:table-cell office:value-type="float" office:value="0.0666756719961273" calcext:value-type="float">
            <text:p>0.066675671996127</text:p>
          </table:table-cell>
          <table:table-cell office:value-type="float" office:value="0.0119567671479993" calcext:value-type="float">
            <text:p>0.011956767147999</text:p>
          </table:table-cell>
          <table:table-cell office:value-type="float" office:value="0.0106735247205932" calcext:value-type="float">
            <text:p>0.010673524720593</text:p>
          </table:table-cell>
          <table:table-cell office:value-type="float" office:value="0.0666756719961273" calcext:value-type="float">
            <text:p>0.066675671996127</text:p>
          </table:table-cell>
          <table:table-cell office:value-type="float" office:value="0.0106735247205932" calcext:value-type="float">
            <text:p>0.010673524720593</text:p>
          </table:table-cell>
        </table:table-row>
        <table:table-row table:style-name="ro1">
          <table:table-cell table:number-columns-repeated="53"/>
          <table:table-cell office:value-type="float" office:value="28" calcext:value-type="float">
            <text:p>28</text:p>
          </table:table-cell>
          <table:table-cell office:value-type="float" office:value="0.0732942986050765" calcext:value-type="float">
            <text:p>0.073294298605077</text:p>
          </table:table-cell>
          <table:table-cell office:value-type="float" office:value="0.0340655161667752" calcext:value-type="float">
            <text:p>0.034065516166775</text:p>
          </table:table-cell>
          <table:table-cell office:value-type="float" office:value="0.100532049404644" calcext:value-type="float">
            <text:p>0.100532049404644</text:p>
          </table:table-cell>
          <table:table-cell office:value-type="float" office:value="0.0480510976978368" calcext:value-type="float">
            <text:p>0.048051097697837</text:p>
          </table:table-cell>
          <table:table-cell office:value-type="float" office:value="0.100532049404644" calcext:value-type="float">
            <text:p>0.100532049404644</text:p>
          </table:table-cell>
          <table:table-cell office:value-type="float" office:value="0.0340655161667752" calcext:value-type="float">
            <text:p>0.034065516166775</text:p>
          </table:table-cell>
        </table:table-row>
        <table:table-row table:style-name="ro1">
          <table:table-cell table:number-columns-repeated="53"/>
          <table:table-cell office:value-type="float" office:value="29" calcext:value-type="float">
            <text:p>29</text:p>
          </table:table-cell>
          <table:table-cell office:value-type="float" office:value="-0.0663888685869684" calcext:value-type="float">
            <text:p>-0.066388868586968</text:p>
          </table:table-cell>
          <table:table-cell office:value-type="float" office:value="-0.0888692861345465" calcext:value-type="float">
            <text:p>-0.088869286134547</text:p>
          </table:table-cell>
          <table:table-cell office:value-type="float" office:value="-0.0530869875604306" calcext:value-type="float">
            <text:p>-0.053086987560431</text:p>
          </table:table-cell>
          <table:table-cell office:value-type="float" office:value="-0.0984540401777322" calcext:value-type="float">
            <text:p>-0.098454040177732</text:p>
          </table:table-cell>
          <table:table-cell office:value-type="float" office:value="-0.0530869875604306" calcext:value-type="float">
            <text:p>-0.053086987560431</text:p>
          </table:table-cell>
          <table:table-cell office:value-type="float" office:value="-0.0984540401777322" calcext:value-type="float">
            <text:p>-0.098454040177732</text:p>
          </table:table-cell>
        </table:table-row>
        <table:table-row table:style-name="ro1">
          <table:table-cell table:number-columns-repeated="53"/>
          <table:table-cell office:value-type="float" office:value="30" calcext:value-type="float">
            <text:p>30</text:p>
          </table:table-cell>
          <table:table-cell office:value-type="float" office:value="0.0326057075672693" calcext:value-type="float">
            <text:p>0.032605707567269</text:p>
          </table:table-cell>
          <table:table-cell office:value-type="float" office:value="0.0423610632446008" calcext:value-type="float">
            <text:p>0.042361063244601</text:p>
          </table:table-cell>
          <table:table-cell office:value-type="float" office:value="-0.026265041278215" calcext:value-type="float">
            <text:p>-0.026265041278215</text:p>
          </table:table-cell>
          <table:table-cell office:value-type="float" office:value="0.0283650057686385" calcext:value-type="float">
            <text:p>0.028365005768639</text:p>
          </table:table-cell>
          <table:table-cell office:value-type="float" office:value="0.0423610632446008" calcext:value-type="float">
            <text:p>0.042361063244601</text:p>
          </table:table-cell>
          <table:table-cell office:value-type="float" office:value="-0.026265041278215" calcext:value-type="float">
            <text:p>-0.026265041278215</text:p>
          </table:table-cell>
        </table:table-row>
        <table:table-row table:style-name="ro1">
          <table:table-cell table:number-columns-repeated="53"/>
          <table:table-cell office:value-type="float" office:value="31" calcext:value-type="float">
            <text:p>31</text:p>
          </table:table-cell>
          <table:table-cell office:value-type="float" office:value="0.0359999662669251" calcext:value-type="float">
            <text:p>0.035999966266925</text:p>
          </table:table-cell>
          <table:table-cell office:value-type="float" office:value="0.0195606109386437" calcext:value-type="float">
            <text:p>0.019560610938644</text:p>
          </table:table-cell>
          <table:table-cell office:value-type="float" office:value="-0.0147529611421266" calcext:value-type="float">
            <text:p>-0.014752961142127</text:p>
          </table:table-cell>
          <table:table-cell office:value-type="float" office:value="0.0108501931198311" calcext:value-type="float">
            <text:p>0.010850193119831</text:p>
          </table:table-cell>
          <table:table-cell office:value-type="float" office:value="0.0359999662669251" calcext:value-type="float">
            <text:p>0.035999966266925</text:p>
          </table:table-cell>
          <table:table-cell office:value-type="float" office:value="-0.0147529611421266" calcext:value-type="float">
            <text:p>-0.014752961142127</text:p>
          </table:table-cell>
        </table:table-row>
        <table:table-row table:style-name="ro1">
          <table:table-cell table:number-columns-repeated="53"/>
          <table:table-cell office:value-type="float" office:value="32" calcext:value-type="float">
            <text:p>32</text:p>
          </table:table-cell>
          <table:table-cell office:value-type="float" office:value="-0.0371692391338584" calcext:value-type="float">
            <text:p>-0.037169239133858</text:p>
          </table:table-cell>
          <table:table-cell office:value-type="float" office:value="-0.0564544749940098" calcext:value-type="float">
            <text:p>-0.05645447499401</text:p>
          </table:table-cell>
          <table:table-cell office:value-type="float" office:value="0.0649073925995339" calcext:value-type="float">
            <text:p>0.064907392599534</text:p>
          </table:table-cell>
          <table:table-cell office:value-type="float" office:value="0.0194831428288911" calcext:value-type="float">
            <text:p>0.019483142828891</text:p>
          </table:table-cell>
          <table:table-cell office:value-type="float" office:value="0.0649073925995339" calcext:value-type="float">
            <text:p>0.064907392599534</text:p>
          </table:table-cell>
          <table:table-cell office:value-type="float" office:value="-0.0564544749940098" calcext:value-type="float">
            <text:p>-0.05645447499401</text:p>
          </table:table-cell>
        </table:table-row>
        <table:table-row table:style-name="ro1">
          <table:table-cell table:number-columns-repeated="53"/>
          <table:table-cell office:value-type="float" office:value="33" calcext:value-type="float">
            <text:p>33</text:p>
          </table:table-cell>
          <table:table-cell office:value-type="float" office:value="-0.0584047805997087" calcext:value-type="float">
            <text:p>-0.058404780599709</text:p>
          </table:table-cell>
          <table:table-cell office:value-type="float" office:value="-0.0256275234749044" calcext:value-type="float">
            <text:p>-0.025627523474904</text:p>
          </table:table-cell>
          <table:table-cell office:value-type="float" office:value="-0.0383146205287808" calcext:value-type="float">
            <text:p>-0.038314620528781</text:p>
          </table:table-cell>
          <table:table-cell table:number-columns-repeated="2" office:value-type="float" office:value="0.0525140332957754" calcext:value-type="float">
            <text:p>0.052514033295775</text:p>
          </table:table-cell>
          <table:table-cell office:value-type="float" office:value="-0.0584047805997087" calcext:value-type="float">
            <text:p>-0.058404780599709</text:p>
          </table:table-cell>
        </table:table-row>
        <table:table-row table:style-name="ro1">
          <table:table-cell table:number-columns-repeated="53"/>
          <table:table-cell office:value-type="float" office:value="34" calcext:value-type="float">
            <text:p>34</text:p>
          </table:table-cell>
          <table:table-cell office:value-type="float" office:value="0.00467473998830383" calcext:value-type="float">
            <text:p>0.004674739988304</text:p>
          </table:table-cell>
          <table:table-cell office:value-type="float" office:value="-0.00522925653920881" calcext:value-type="float">
            <text:p>-0.005229256539209</text:p>
          </table:table-cell>
          <table:table-cell office:value-type="float" office:value="0.020502954396466" calcext:value-type="float">
            <text:p>0.020502954396466</text:p>
          </table:table-cell>
          <table:table-cell office:value-type="float" office:value="-0.0214125691891664" calcext:value-type="float">
            <text:p>-0.021412569189166</text:p>
          </table:table-cell>
          <table:table-cell office:value-type="float" office:value="0.020502954396466" calcext:value-type="float">
            <text:p>0.020502954396466</text:p>
          </table:table-cell>
          <table:table-cell office:value-type="float" office:value="-0.0214125691891664" calcext:value-type="float">
            <text:p>-0.021412569189166</text:p>
          </table:table-cell>
        </table:table-row>
        <table:table-row table:style-name="ro1">
          <table:table-cell table:number-columns-repeated="53"/>
          <table:table-cell office:value-type="float" office:value="35" calcext:value-type="float">
            <text:p>35</text:p>
          </table:table-cell>
          <table:table-cell office:value-type="float" office:value="0.0318330425341928" calcext:value-type="float">
            <text:p>0.031833042534193</text:p>
          </table:table-cell>
          <table:table-cell office:value-type="float" office:value="-0.0888687398307608" calcext:value-type="float">
            <text:p>-0.088868739830761</text:p>
          </table:table-cell>
          <table:table-cell office:value-type="float" office:value="0.00529836641790006" calcext:value-type="float">
            <text:p>0.0052983664179</text:p>
          </table:table-cell>
          <table:table-cell office:value-type="float" office:value="-0.0333540991904053" calcext:value-type="float">
            <text:p>-0.033354099190405</text:p>
          </table:table-cell>
          <table:table-cell office:value-type="float" office:value="0.0318330425341928" calcext:value-type="float">
            <text:p>0.031833042534193</text:p>
          </table:table-cell>
          <table:table-cell office:value-type="float" office:value="-0.0888687398307608" calcext:value-type="float">
            <text:p>-0.088868739830761</text:p>
          </table:table-cell>
        </table:table-row>
        <table:table-row table:style-name="ro1">
          <table:table-cell table:number-columns-repeated="53"/>
          <table:table-cell office:value-type="float" office:value="36" calcext:value-type="float">
            <text:p>36</text:p>
          </table:table-cell>
          <table:table-cell office:value-type="float" office:value="0.0432575506648277" calcext:value-type="float">
            <text:p>0.043257550664828</text:p>
          </table:table-cell>
          <table:table-cell office:value-type="float" office:value="-0.0220771968671192" calcext:value-type="float">
            <text:p>-0.022077196867119</text:p>
          </table:table-cell>
          <table:table-cell office:value-type="float" office:value="0.0595680492621125" calcext:value-type="float">
            <text:p>0.059568049262113</text:p>
          </table:table-cell>
          <table:table-cell office:value-type="float" office:value="0.0289901189114122" calcext:value-type="float">
            <text:p>0.028990118911412</text:p>
          </table:table-cell>
          <table:table-cell office:value-type="float" office:value="0.0595680492621125" calcext:value-type="float">
            <text:p>0.059568049262113</text:p>
          </table:table-cell>
          <table:table-cell office:value-type="float" office:value="-0.0220771968671192" calcext:value-type="float">
            <text:p>-0.022077196867119</text:p>
          </table:table-cell>
        </table:table-row>
        <table:table-row table:style-name="ro1">
          <table:table-cell table:number-columns-repeated="53"/>
          <table:table-cell office:value-type="float" office:value="37" calcext:value-type="float">
            <text:p>37</text:p>
          </table:table-cell>
          <table:table-cell office:value-type="float" office:value="0.0632031477978531" calcext:value-type="float">
            <text:p>0.063203147797853</text:p>
          </table:table-cell>
          <table:table-cell office:value-type="float" office:value="-0.0105029027723399" calcext:value-type="float">
            <text:p>-0.01050290277234</text:p>
          </table:table-cell>
          <table:table-cell office:value-type="float" office:value="-0.086690167458213" calcext:value-type="float">
            <text:p>-0.086690167458213</text:p>
          </table:table-cell>
          <table:table-cell office:value-type="float" office:value="-0.00527814125351943" calcext:value-type="float">
            <text:p>-0.005278141253519</text:p>
          </table:table-cell>
          <table:table-cell office:value-type="float" office:value="0.0632031477978531" calcext:value-type="float">
            <text:p>0.063203147797853</text:p>
          </table:table-cell>
          <table:table-cell office:value-type="float" office:value="-0.086690167458213" calcext:value-type="float">
            <text:p>-0.086690167458213</text:p>
          </table:table-cell>
        </table:table-row>
        <table:table-row table:style-name="ro1">
          <table:table-cell table:number-columns-repeated="53"/>
          <table:table-cell office:value-type="float" office:value="38" calcext:value-type="float">
            <text:p>38</text:p>
          </table:table-cell>
          <table:table-cell office:value-type="float" office:value="-0.017676767256796" calcext:value-type="float">
            <text:p>-0.017676767256796</text:p>
          </table:table-cell>
          <table:table-cell office:value-type="float" office:value="0.0648247289926621" calcext:value-type="float">
            <text:p>0.064824728992662</text:p>
          </table:table-cell>
          <table:table-cell office:value-type="float" office:value="0.000178941126051608" calcext:value-type="float">
            <text:p>0.000178941126052</text:p>
          </table:table-cell>
          <table:table-cell office:value-type="float" office:value="0.0565425210824292" calcext:value-type="float">
            <text:p>0.056542521082429</text:p>
          </table:table-cell>
          <table:table-cell office:value-type="float" office:value="0.0648247289926621" calcext:value-type="float">
            <text:p>0.064824728992662</text:p>
          </table:table-cell>
          <table:table-cell office:value-type="float" office:value="-0.017676767256796" calcext:value-type="float">
            <text:p>-0.017676767256796</text:p>
          </table:table-cell>
        </table:table-row>
        <table:table-row table:style-name="ro1">
          <table:table-cell table:number-columns-repeated="53"/>
          <table:table-cell office:value-type="float" office:value="39" calcext:value-type="float">
            <text:p>39</text:p>
          </table:table-cell>
          <table:table-cell office:value-type="float" office:value="0.0508227106829594" calcext:value-type="float">
            <text:p>0.050822710682959</text:p>
          </table:table-cell>
          <table:table-cell office:value-type="float" office:value="0.0790677739346739" calcext:value-type="float">
            <text:p>0.079067773934674</text:p>
          </table:table-cell>
          <table:table-cell office:value-type="float" office:value="0.0462129084314872" calcext:value-type="float">
            <text:p>0.046212908431487</text:p>
          </table:table-cell>
          <table:table-cell office:value-type="float" office:value="-0.0364141336029036" calcext:value-type="float">
            <text:p>-0.036414133602904</text:p>
          </table:table-cell>
          <table:table-cell office:value-type="float" office:value="0.0790677739346739" calcext:value-type="float">
            <text:p>0.079067773934674</text:p>
          </table:table-cell>
          <table:table-cell office:value-type="float" office:value="-0.0364141336029036" calcext:value-type="float">
            <text:p>-0.036414133602904</text:p>
          </table:table-cell>
        </table:table-row>
        <table:table-row table:style-name="ro1">
          <table:table-cell table:number-columns-repeated="53"/>
          <table:table-cell office:value-type="float" office:value="40" calcext:value-type="float">
            <text:p>40</text:p>
          </table:table-cell>
          <table:table-cell office:value-type="float" office:value="-0.00598640279612201" calcext:value-type="float">
            <text:p>-0.005986402796122</text:p>
          </table:table-cell>
          <table:table-cell office:value-type="float" office:value="-0.048949351396473" calcext:value-type="float">
            <text:p>-0.048949351396473</text:p>
          </table:table-cell>
          <table:table-cell office:value-type="float" office:value="0.0946519066960476" calcext:value-type="float">
            <text:p>0.094651906696048</text:p>
          </table:table-cell>
          <table:table-cell office:value-type="float" office:value="0.0258978840937771" calcext:value-type="float">
            <text:p>0.025897884093777</text:p>
          </table:table-cell>
          <table:table-cell office:value-type="float" office:value="0.0946519066960476" calcext:value-type="float">
            <text:p>0.094651906696048</text:p>
          </table:table-cell>
          <table:table-cell office:value-type="float" office:value="-0.048949351396473" calcext:value-type="float">
            <text:p>-0.048949351396473</text:p>
          </table:table-cell>
        </table:table-row>
        <table:table-row table:style-name="ro1">
          <table:table-cell table:number-columns-repeated="53"/>
          <table:table-cell office:value-type="float" office:value="41" calcext:value-type="float">
            <text:p>41</text:p>
          </table:table-cell>
          <table:table-cell office:value-type="float" office:value="0.0638127677640012" calcext:value-type="float">
            <text:p>0.063812767764001</text:p>
          </table:table-cell>
          <table:table-cell office:value-type="float" office:value="0.0178050747088006" calcext:value-type="float">
            <text:p>0.017805074708801</text:p>
          </table:table-cell>
          <table:table-cell office:value-type="float" office:value="-0.0407641340274005" calcext:value-type="float">
            <text:p>-0.040764134027401</text:p>
          </table:table-cell>
          <table:table-cell office:value-type="float" office:value="0.0255430535586163" calcext:value-type="float">
            <text:p>0.025543053558616</text:p>
          </table:table-cell>
          <table:table-cell office:value-type="float" office:value="0.0638127677640012" calcext:value-type="float">
            <text:p>0.063812767764001</text:p>
          </table:table-cell>
          <table:table-cell office:value-type="float" office:value="-0.0407641340274005" calcext:value-type="float">
            <text:p>-0.040764134027401</text:p>
          </table:table-cell>
        </table:table-row>
        <table:table-row table:style-name="ro1">
          <table:table-cell table:number-columns-repeated="53"/>
          <table:table-cell office:value-type="float" office:value="42" calcext:value-type="float">
            <text:p>42</text:p>
          </table:table-cell>
          <table:table-cell office:value-type="float" office:value="-0.119276341281865" calcext:value-type="float">
            <text:p>-0.119276341281865</text:p>
          </table:table-cell>
          <table:table-cell office:value-type="float" office:value="0.047417063822054" calcext:value-type="float">
            <text:p>0.047417063822054</text:p>
          </table:table-cell>
          <table:table-cell office:value-type="float" office:value="-0.0596194158687341" calcext:value-type="float">
            <text:p>-0.059619415868734</text:p>
          </table:table-cell>
          <table:table-cell office:value-type="float" office:value="-0.146795352121995" calcext:value-type="float">
            <text:p>-0.146795352121995</text:p>
          </table:table-cell>
          <table:table-cell office:value-type="float" office:value="0.047417063822054" calcext:value-type="float">
            <text:p>0.047417063822054</text:p>
          </table:table-cell>
          <table:table-cell office:value-type="float" office:value="-0.146795352121995" calcext:value-type="float">
            <text:p>-0.146795352121995</text:p>
          </table:table-cell>
        </table:table-row>
        <table:table-row table:style-name="ro1">
          <table:table-cell table:number-columns-repeated="53"/>
          <table:table-cell office:value-type="float" office:value="43" calcext:value-type="float">
            <text:p>43</text:p>
          </table:table-cell>
          <table:table-cell office:value-type="float" office:value="-0.0266437912555355" calcext:value-type="float">
            <text:p>-0.026643791255536</text:p>
          </table:table-cell>
          <table:table-cell office:value-type="float" office:value="-0.0638370602697111" calcext:value-type="float">
            <text:p>-0.063837060269711</text:p>
          </table:table-cell>
          <table:table-cell office:value-type="float" office:value="-0.0931425074688354" calcext:value-type="float">
            <text:p>-0.093142507468835</text:p>
          </table:table-cell>
          <table:table-cell office:value-type="float" office:value="-0.176704653000651" calcext:value-type="float">
            <text:p>-0.176704653000651</text:p>
          </table:table-cell>
          <table:table-cell office:value-type="float" office:value="-0.0266437912555355" calcext:value-type="float">
            <text:p>-0.026643791255536</text:p>
          </table:table-cell>
          <table:table-cell office:value-type="float" office:value="-0.176704653000651" calcext:value-type="float">
            <text:p>-0.176704653000651</text:p>
          </table:table-cell>
        </table:table-row>
        <table:table-row table:style-name="ro1">
          <table:table-cell table:number-columns-repeated="53"/>
          <table:table-cell office:value-type="float" office:value="44" calcext:value-type="float">
            <text:p>44</text:p>
          </table:table-cell>
          <table:table-cell office:value-type="float" office:value="-0.108319535550432" calcext:value-type="float">
            <text:p>-0.108319535550432</text:p>
          </table:table-cell>
          <table:table-cell office:value-type="float" office:value="-0.026933192049667" calcext:value-type="float">
            <text:p>-0.026933192049667</text:p>
          </table:table-cell>
          <table:table-cell office:value-type="float" office:value="0.0602900294536344" calcext:value-type="float">
            <text:p>0.060290029453634</text:p>
          </table:table-cell>
          <table:table-cell office:value-type="float" office:value="-0.0686505051264798" calcext:value-type="float">
            <text:p>-0.06865050512648</text:p>
          </table:table-cell>
          <table:table-cell office:value-type="float" office:value="0.0602900294536344" calcext:value-type="float">
            <text:p>0.060290029453634</text:p>
          </table:table-cell>
          <table:table-cell office:value-type="float" office:value="-0.108319535550432" calcext:value-type="float">
            <text:p>-0.108319535550432</text:p>
          </table:table-cell>
        </table:table-row>
        <table:table-row table:style-name="ro1">
          <table:table-cell table:number-columns-repeated="53"/>
          <table:table-cell office:value-type="float" office:value="45" calcext:value-type="float">
            <text:p>45</text:p>
          </table:table-cell>
          <table:table-cell office:value-type="float" office:value="-0.081175469017634" calcext:value-type="float">
            <text:p>-0.081175469017634</text:p>
          </table:table-cell>
          <table:table-cell office:value-type="float" office:value="0.0188670597896403" calcext:value-type="float">
            <text:p>0.01886705978964</text:p>
          </table:table-cell>
          <table:table-cell office:value-type="float" office:value="-0.148544178363711" calcext:value-type="float">
            <text:p>-0.148544178363711</text:p>
          </table:table-cell>
          <table:table-cell office:value-type="float" office:value="-0.0485451619657199" calcext:value-type="float">
            <text:p>-0.04854516196572</text:p>
          </table:table-cell>
          <table:table-cell office:value-type="float" office:value="0.0188670597896403" calcext:value-type="float">
            <text:p>0.01886705978964</text:p>
          </table:table-cell>
          <table:table-cell office:value-type="float" office:value="-0.148544178363711" calcext:value-type="float">
            <text:p>-0.148544178363711</text:p>
          </table:table-cell>
        </table:table-row>
        <table:table-row table:style-name="ro1">
          <table:table-cell table:number-columns-repeated="53"/>
          <table:table-cell office:value-type="float" office:value="46" calcext:value-type="float">
            <text:p>46</text:p>
          </table:table-cell>
          <table:table-cell office:value-type="float" office:value="-0.161701705881678" calcext:value-type="float">
            <text:p>-0.161701705881678</text:p>
          </table:table-cell>
          <table:table-cell office:value-type="float" office:value="0.156059981212816" calcext:value-type="float">
            <text:p>0.156059981212816</text:p>
          </table:table-cell>
          <table:table-cell office:value-type="float" office:value="0.0268459477836845" calcext:value-type="float">
            <text:p>0.026845947783685</text:p>
          </table:table-cell>
          <table:table-cell office:value-type="float" office:value="0.0810057483404211" calcext:value-type="float">
            <text:p>0.081005748340421</text:p>
          </table:table-cell>
          <table:table-cell office:value-type="float" office:value="0.156059981212816" calcext:value-type="float">
            <text:p>0.156059981212816</text:p>
          </table:table-cell>
          <table:table-cell office:value-type="float" office:value="-0.161701705881678" calcext:value-type="float">
            <text:p>-0.161701705881678</text:p>
          </table:table-cell>
        </table:table-row>
        <table:table-row table:style-name="ro1">
          <table:table-cell table:number-columns-repeated="53"/>
          <table:table-cell office:value-type="float" office:value="47" calcext:value-type="float">
            <text:p>47</text:p>
          </table:table-cell>
          <table:table-cell office:value-type="float" office:value="0.0987666076120837" calcext:value-type="float">
            <text:p>0.098766607612084</text:p>
          </table:table-cell>
          <table:table-cell office:value-type="float" office:value="-0.0597440517742393" calcext:value-type="float">
            <text:p>-0.059744051774239</text:p>
          </table:table-cell>
          <table:table-cell office:value-type="float" office:value="-0.187855262745783" calcext:value-type="float">
            <text:p>-0.187855262745783</text:p>
          </table:table-cell>
          <table:table-cell office:value-type="float" office:value="-0.0914560128500211" calcext:value-type="float">
            <text:p>-0.091456012850021</text:p>
          </table:table-cell>
          <table:table-cell office:value-type="float" office:value="0.0987666076120837" calcext:value-type="float">
            <text:p>0.098766607612084</text:p>
          </table:table-cell>
          <table:table-cell office:value-type="float" office:value="-0.187855262745783" calcext:value-type="float">
            <text:p>-0.187855262745783</text:p>
          </table:table-cell>
        </table:table-row>
        <table:table-row table:style-name="ro1">
          <table:table-cell table:number-columns-repeated="53"/>
          <table:table-cell office:value-type="float" office:value="48" calcext:value-type="float">
            <text:p>48</text:p>
          </table:table-cell>
          <table:table-cell office:value-type="float" office:value="0.164449097468035" calcext:value-type="float">
            <text:p>0.164449097468035</text:p>
          </table:table-cell>
          <table:table-cell office:value-type="float" office:value="-0.0413640797087993" calcext:value-type="float">
            <text:p>-0.041364079708799</text:p>
          </table:table-cell>
          <table:table-cell office:value-type="float" office:value="0.0591304626367372" calcext:value-type="float">
            <text:p>0.059130462636737</text:p>
          </table:table-cell>
          <table:table-cell office:value-type="float" office:value="-0.0175402153613807" calcext:value-type="float">
            <text:p>-0.017540215361381</text:p>
          </table:table-cell>
          <table:table-cell office:value-type="float" office:value="0.164449097468035" calcext:value-type="float">
            <text:p>0.164449097468035</text:p>
          </table:table-cell>
          <table:table-cell office:value-type="float" office:value="-0.0413640797087993" calcext:value-type="float">
            <text:p>-0.041364079708799</text:p>
          </table:table-cell>
        </table:table-row>
        <table:table-row table:style-name="ro1">
          <table:table-cell table:number-columns-repeated="53"/>
          <table:table-cell office:value-type="float" office:value="49" calcext:value-type="float">
            <text:p>49</text:p>
          </table:table-cell>
          <table:table-cell office:value-type="float" office:value="-0.0061741457948648" calcext:value-type="float">
            <text:p>-0.006174145794865</text:p>
          </table:table-cell>
          <table:table-cell office:value-type="float" office:value="0.0948596975354509" calcext:value-type="float">
            <text:p>0.094859697535451</text:p>
          </table:table-cell>
          <table:table-cell office:value-type="float" office:value="-0.0151513688094537" calcext:value-type="float">
            <text:p>-0.015151368809454</text:p>
          </table:table-cell>
          <table:table-cell table:number-columns-repeated="2" office:value-type="float" office:value="0.0960764814108853" calcext:value-type="float">
            <text:p>0.096076481410885</text:p>
          </table:table-cell>
          <table:table-cell office:value-type="float" office:value="-0.0151513688094537" calcext:value-type="float">
            <text:p>-0.015151368809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5:02:20.955466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2:28:09.910352187</meta:creation-date>
    <dc:date>2021-05-16T15:09:03.545052548</dc:date>
    <meta:editing-duration>PT53M23S</meta:editing-duration>
    <meta:editing-cycles>7</meta:editing-cycles>
    <meta:generator>LibreOffice/6.0.7.3$Linux_X86_64 LibreOffice_project/00m0$Build-3</meta:generator>
    <meta:document-statistic meta:table-count="1" meta:cell-count="7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9b9b9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ff0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842cm" svg:height="17.098cm" xlink:href=".." xlink:type="simple" chart:class="chart:bar" chart:style-name="ch1">
        <chart:title svg:x="13.456cm" svg:y="0.477cm" chart:style-name="ch2">
          <text:p>Eigenimage correlations</text:p>
        </chart:title>
        <chart:legend chart:legend-position="end" svg:x="28.468cm" svg:y="7.503cm" style:legend-expansion="high" chart:style-name="ch3"/>
        <chart:plot-area chart:style-name="ch4" table:cell-range-address="Sheet1.BB1:Sheet1.BF52" chart:data-source-has-labels="both" svg:x="0.582cm" svg:y="1.021cm" svg:width="27.678cm" svg:height="14.236cm">
          <chartooo:coordinate-region svg:x="1.6cm" svg:y="1.22cm" svg:width="26.66cm" svg:height="13.838cm"/>
          <chart:axis chart:dimension="x" chart:name="primary-x" chart:style-name="ch5" chartooo:axis-type="auto">
            <chartooo:date-scale/>
            <chart:title svg:x="12.882cm" svg:y="15.598cm" chart:style-name="ch6">
              <text:p>Principal component</text:p>
            </chart:title>
            <chart:categories table:cell-range-address="Sheet1.BB3:Sheet1.BB52"/>
          </chart:axis>
          <chart:axis chart:dimension="y" chart:name="primary-y" chart:style-name="ch7">
            <chart:title svg:x="0cm" svg:y="9.003cm" chart:style-name="ch8">
              <text:p>Correlation</text:p>
            </chart:title>
            <chart:grid chart:style-name="ch9" chart:class="major"/>
          </chart:axis>
          <chart:series chart:style-name="ch10" chart:values-cell-range-address="Sheet1.BC3:Sheet1.BC52" chart:label-cell-address="Sheet1.BC1:Sheet1.BC2" chart:class="chart:bar">
            <chart:data-point chart:repeated="50"/>
          </chart:series>
          <chart:series chart:style-name="ch11" chart:values-cell-range-address="Sheet1.BD3:Sheet1.BD52" chart:label-cell-address="Sheet1.BD1:Sheet1.BD2" chart:class="chart:bar">
            <chart:data-point chart:repeated="50"/>
          </chart:series>
          <chart:series chart:style-name="ch12" chart:values-cell-range-address="Sheet1.BE3:Sheet1.BE52" chart:label-cell-address="Sheet1.BE1:Sheet1.BE2" chart:class="chart:bar">
            <chart:data-point chart:repeated="50"/>
          </chart:series>
          <chart:series chart:style-name="ch13" chart:values-cell-range-address="Sheet1.BF3:Sheet1.BF52" chart:label-cell-address="Sheet1.BF1:Sheet1.BF2" chart:class="chart:bar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y correlation</text:p>
                <text:list>
                  <text:list-item>
                    <text:p>Gray</text:p>
                  </text:list-item>
                  <text:list-item>
                    <text:p>correlation</text:p>
                  </text:list-item>
                </text:list>
                <draw:g>
                  <svg:desc>Sheet1.BC1:Sheet1.BC2</svg:desc>
                </draw:g>
              </table:table-cell>
              <table:table-cell office:value-type="string">
                <text:p>Blue correlation</text:p>
                <text:list>
                  <text:list-item>
                    <text:p>Blue</text:p>
                  </text:list-item>
                  <text:list-item>
                    <text:p>correlation</text:p>
                  </text:list-item>
                </text:list>
                <draw:g>
                  <svg:desc>Sheet1.BD1:Sheet1.BD2</svg:desc>
                </draw:g>
              </table:table-cell>
              <table:table-cell office:value-type="string">
                <text:p>Green correlation</text:p>
                <text:list>
                  <text:list-item>
                    <text:p>Green</text:p>
                  </text:list-item>
                  <text:list-item>
                    <text:p>correlation</text:p>
                  </text:list-item>
                </text:list>
                <draw:g>
                  <svg:desc>Sheet1.BE1:Sheet1.BE2</svg:desc>
                </draw:g>
              </table:table-cell>
              <table:table-cell office:value-type="string">
                <text:p>Red correlation</text:p>
                <text:list>
                  <text:list-item>
                    <text:p>Red</text:p>
                  </text:list-item>
                  <text:list-item>
                    <text:p>correlation</text:p>
                  </text:list-item>
                </text:list>
                <draw:g>
                  <svg:desc>Sheet1.BF1:Sheet1.BF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B3:Sheet1.BB52</svg:desc>
                </draw:g>
              </table:table-cell>
              <table:table-cell office:value-type="float" office:value="0.00547196399718367">
                <text:p>0.00547196399718367</text:p>
                <draw:g>
                  <svg:desc>Sheet1.BC3:Sheet1.BC52</svg:desc>
                </draw:g>
              </table:table-cell>
              <table:table-cell office:value-type="float" office:value="0.0484951912631534">
                <text:p>0.0484951912631534</text:p>
                <draw:g>
                  <svg:desc>Sheet1.BD3:Sheet1.BD52</svg:desc>
                </draw:g>
              </table:table-cell>
              <table:table-cell office:value-type="float" office:value="0.00492080565937897">
                <text:p>0.00492080565937897</text:p>
                <draw:g>
                  <svg:desc>Sheet1.BE3:Sheet1.BE52</svg:desc>
                </draw:g>
              </table:table-cell>
              <table:table-cell office:value-type="float" office:value="0.00549714180073356">
                <text:p>0.00549714180073356</text:p>
                <draw:g>
                  <svg:desc>Sheet1.BF3:Sheet1.BF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49796369958742">
                <text:p>0.0449796369958742</text:p>
              </table:table-cell>
              <table:table-cell office:value-type="float" office:value="0.000742113818730259">
                <text:p>0.000742113818730259</text:p>
              </table:table-cell>
              <table:table-cell office:value-type="float" office:value="0.0535836088372879">
                <text:p>0.0535836088372879</text:p>
              </table:table-cell>
              <table:table-cell office:value-type="float" office:value="0.051302210511937">
                <text:p>0.05130221051193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19610917586001">
                <text:p>-0.19610917586001</text:p>
              </table:table-cell>
              <table:table-cell office:value-type="float" office:value="-0.200509143364182">
                <text:p>-0.200509143364182</text:p>
              </table:table-cell>
              <table:table-cell office:value-type="float" office:value="-0.190325759997675">
                <text:p>-0.190325759997675</text:p>
              </table:table-cell>
              <table:table-cell office:value-type="float" office:value="-0.192799474327382">
                <text:p>-0.1927994743273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97122493569062">
                <text:p>0.0697122493569062</text:p>
              </table:table-cell>
              <table:table-cell office:value-type="float" office:value="0.060273107151546">
                <text:p>0.060273107151546</text:p>
              </table:table-cell>
              <table:table-cell office:value-type="float" office:value="0.0785636345082838">
                <text:p>0.0785636345082838</text:p>
              </table:table-cell>
              <table:table-cell office:value-type="float" office:value="-0.0544734327886685">
                <text:p>-0.05447343278866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91361136266164">
                <text:p>-0.0191361136266164</text:p>
              </table:table-cell>
              <table:table-cell office:value-type="float" office:value="0.0928400615926243">
                <text:p>0.0928400615926243</text:p>
              </table:table-cell>
              <table:table-cell office:value-type="float" office:value="-0.00627067377234982">
                <text:p>-0.00627067377234982</text:p>
              </table:table-cell>
              <table:table-cell office:value-type="float" office:value="-0.016201165181412">
                <text:p>-0.0162011651814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8910672325386">
                <text:p>0.0578910672325386</text:p>
              </table:table-cell>
              <table:table-cell office:value-type="float" office:value="-0.0629414702243304">
                <text:p>-0.0629414702243304</text:p>
              </table:table-cell>
              <table:table-cell office:value-type="float" office:value="0.067383667748341">
                <text:p>0.067383667748341</text:p>
              </table:table-cell>
              <table:table-cell office:value-type="float" office:value="-0.0337518658343409">
                <text:p>-0.03375186583434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89932372672774">
                <text:p>0.089932372672774</text:p>
              </table:table-cell>
              <table:table-cell office:value-type="float" office:value="0.116526950944193">
                <text:p>0.116526950944193</text:p>
              </table:table-cell>
              <table:table-cell office:value-type="float" office:value="0.0809372364049371">
                <text:p>0.0809372364049371</text:p>
              </table:table-cell>
              <table:table-cell office:value-type="float" office:value="0.0733058247229599">
                <text:p>0.07330582472295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684696511710719">
                <text:p>-0.0684696511710719</text:p>
              </table:table-cell>
              <table:table-cell office:value-type="float" office:value="-0.0476319921436894">
                <text:p>-0.0476319921436894</text:p>
              </table:table-cell>
              <table:table-cell office:value-type="float" office:value="-0.07603684768118">
                <text:p>-0.07603684768118</text:p>
              </table:table-cell>
              <table:table-cell office:value-type="float" office:value="-0.00675147453868435">
                <text:p>-0.006751474538684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396661620135477">
                <text:p>-0.0396661620135477</text:p>
              </table:table-cell>
              <table:table-cell office:value-type="float" office:value="0.00370604740040878">
                <text:p>0.00370604740040878</text:p>
              </table:table-cell>
              <table:table-cell office:value-type="float" office:value="-0.0300492824521581">
                <text:p>-0.0300492824521581</text:p>
              </table:table-cell>
              <table:table-cell office:value-type="float" office:value="-0.0935188901936601">
                <text:p>-0.093518890193660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38061892029424">
                <text:p>0.0438061892029424</text:p>
              </table:table-cell>
              <table:table-cell office:value-type="float" office:value="0.0355277749313324">
                <text:p>0.0355277749313324</text:p>
              </table:table-cell>
              <table:table-cell office:value-type="float" office:value="0.0325043782252211">
                <text:p>0.0325043782252211</text:p>
              </table:table-cell>
              <table:table-cell office:value-type="float" office:value="-0.0441968675281128">
                <text:p>-0.044196867528112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28844947135295">
                <text:p>-0.0128844947135295</text:p>
              </table:table-cell>
              <table:table-cell office:value-type="float" office:value="0.0073696666884598">
                <text:p>0.0073696666884598</text:p>
              </table:table-cell>
              <table:table-cell office:value-type="float" office:value="-0.012508707928946">
                <text:p>-0.012508707928946</text:p>
              </table:table-cell>
              <table:table-cell office:value-type="float" office:value="-0.021076010072087">
                <text:p>-0.0210760100720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10669172337526">
                <text:p>0.010669172337526</text:p>
              </table:table-cell>
              <table:table-cell office:value-type="float" office:value="0.017628340877305">
                <text:p>0.017628340877305</text:p>
              </table:table-cell>
              <table:table-cell office:value-type="float" office:value="-0.0104688325217206">
                <text:p>-0.0104688325217206</text:p>
              </table:table-cell>
              <table:table-cell office:value-type="float" office:value="0.0156628334806788">
                <text:p>0.01566283348067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06605041905906">
                <text:p>0.00506605041905906</text:p>
              </table:table-cell>
              <table:table-cell office:value-type="float" office:value="-0.0103926954892919">
                <text:p>-0.0103926954892919</text:p>
              </table:table-cell>
              <table:table-cell office:value-type="float" office:value="0.00646760651236398">
                <text:p>0.00646760651236398</text:p>
              </table:table-cell>
              <table:table-cell office:value-type="float" office:value="0.0232232376559993">
                <text:p>0.02322323765599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471400601957433">
                <text:p>0.00471400601957433</text:p>
              </table:table-cell>
              <table:table-cell office:value-type="float" office:value="-0.0255362121438182">
                <text:p>-0.0255362121438182</text:p>
              </table:table-cell>
              <table:table-cell office:value-type="float" office:value="0.0162939321564505">
                <text:p>0.0162939321564505</text:p>
              </table:table-cell>
              <table:table-cell office:value-type="float" office:value="0.0022941908478406">
                <text:p>0.00229419084784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43652534849859">
                <text:p>0.0243652534849859</text:p>
              </table:table-cell>
              <table:table-cell office:value-type="float" office:value="0.0608744902335022">
                <text:p>0.0608744902335022</text:p>
              </table:table-cell>
              <table:table-cell office:value-type="float" office:value="0.0154012587854863">
                <text:p>0.0154012587854863</text:p>
              </table:table-cell>
              <table:table-cell office:value-type="float" office:value="-0.0252781295593105">
                <text:p>-0.025278129559310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560770968457187">
                <text:p>-0.0560770968457187</text:p>
              </table:table-cell>
              <table:table-cell office:value-type="float" office:value="-0.0858197413876894">
                <text:p>-0.0858197413876894</text:p>
              </table:table-cell>
              <table:table-cell office:value-type="float" office:value="-0.057450048386312">
                <text:p>-0.057450048386312</text:p>
              </table:table-cell>
              <table:table-cell office:value-type="float" office:value="0.0405856352353071">
                <text:p>0.04058563523530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585888647993249">
                <text:p>-0.0585888647993249</text:p>
              </table:table-cell>
              <table:table-cell office:value-type="float" office:value="-0.0855823870158655">
                <text:p>-0.0855823870158655</text:p>
              </table:table-cell>
              <table:table-cell office:value-type="float" office:value="-0.155607083923154">
                <text:p>-0.155607083923154</text:p>
              </table:table-cell>
              <table:table-cell office:value-type="float" office:value="0.100346398209682">
                <text:p>0.1003463982096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161674677848906">
                <text:p>-0.161674677848906</text:p>
              </table:table-cell>
              <table:table-cell office:value-type="float" office:value="0.0806212587387547">
                <text:p>0.0806212587387547</text:p>
              </table:table-cell>
              <table:table-cell office:value-type="float" office:value="-0.0304721156236331">
                <text:p>-0.0304721156236331</text:p>
              </table:table-cell>
              <table:table-cell office:value-type="float" office:value="0.168105479145521">
                <text:p>0.1681054791455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245979630308964">
                <text:p>0.0245979630308964</text:p>
              </table:table-cell>
              <table:table-cell office:value-type="float" office:value="0.0337323357858301">
                <text:p>0.0337323357858301</text:p>
              </table:table-cell>
              <table:table-cell office:value-type="float" office:value="-0.0155873358594453">
                <text:p>-0.0155873358594453</text:p>
              </table:table-cell>
              <table:table-cell office:value-type="float" office:value="0.0471118392422404">
                <text:p>0.047111839242240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31090711553039">
                <text:p>0.031090711553039</text:p>
              </table:table-cell>
              <table:table-cell office:value-type="float" office:value="0.0363659720413423">
                <text:p>0.0363659720413423</text:p>
              </table:table-cell>
              <table:table-cell office:value-type="float" office:value="-0.0228276099759527">
                <text:p>-0.0228276099759527</text:p>
              </table:table-cell>
              <table:table-cell office:value-type="float" office:value="-0.00400735354412117">
                <text:p>-0.004007353544121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812347538975314">
                <text:p>0.00812347538975314</text:p>
              </table:table-cell>
              <table:table-cell office:value-type="float" office:value="-0.0727168875515297">
                <text:p>-0.0727168875515297</text:p>
              </table:table-cell>
              <table:table-cell office:value-type="float" office:value="0.0198318021688161">
                <text:p>0.0198318021688161</text:p>
              </table:table-cell>
              <table:table-cell office:value-type="float" office:value="0.00327180739164784">
                <text:p>0.003271807391647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25458329856391">
                <text:p>0.025458329856391</text:p>
              </table:table-cell>
              <table:table-cell office:value-type="float" office:value="-0.0802894968442307">
                <text:p>-0.0802894968442307</text:p>
              </table:table-cell>
              <table:table-cell office:value-type="float" office:value="0.0861725538638943">
                <text:p>0.0861725538638943</text:p>
              </table:table-cell>
              <table:table-cell office:value-type="float" office:value="0.00203103214483269">
                <text:p>0.002031032144832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840606636277307">
                <text:p>0.0840606636277307</text:p>
              </table:table-cell>
              <table:table-cell office:value-type="float" office:value="0.0580952717087191">
                <text:p>0.0580952717087191</text:p>
              </table:table-cell>
              <table:table-cell office:value-type="float" office:value="0.0556859399124367">
                <text:p>0.0556859399124367</text:p>
              </table:table-cell>
              <table:table-cell office:value-type="float" office:value="0.056048598913401">
                <text:p>0.0560485989134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10384912858156">
                <text:p>0.0110384912858156</text:p>
              </table:table-cell>
              <table:table-cell office:value-type="float" office:value="-0.0183621950519777">
                <text:p>-0.0183621950519777</text:p>
              </table:table-cell>
              <table:table-cell office:value-type="float" office:value="0.00283505027089092">
                <text:p>0.00283505027089092</text:p>
              </table:table-cell>
              <table:table-cell office:value-type="float" office:value="0.0106243074448375">
                <text:p>0.01062430744483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00934766251800233">
                <text:p>-0.00934766251800233</text:p>
              </table:table-cell>
              <table:table-cell office:value-type="float" office:value="-0.0281819389717979">
                <text:p>-0.0281819389717979</text:p>
              </table:table-cell>
              <table:table-cell office:value-type="float" office:value="-0.00598900997330804">
                <text:p>-0.00598900997330804</text:p>
              </table:table-cell>
              <table:table-cell office:value-type="float" office:value="-0.0100965770497615">
                <text:p>-0.01009657704976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06264598384628">
                <text:p>0.0306264598384628</text:p>
              </table:table-cell>
              <table:table-cell office:value-type="float" office:value="0.0668681492241032">
                <text:p>0.0668681492241032</text:p>
              </table:table-cell>
              <table:table-cell office:value-type="float" office:value="-0.0241460924922618">
                <text:p>-0.0241460924922618</text:p>
              </table:table-cell>
              <table:table-cell office:value-type="float" office:value="-0.0199300402508533">
                <text:p>-0.01993004025085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0122420204179324">
                <text:p>-0.0122420204179324</text:p>
              </table:table-cell>
              <table:table-cell office:value-type="float" office:value="0.037101703471337">
                <text:p>0.037101703471337</text:p>
              </table:table-cell>
              <table:table-cell office:value-type="float" office:value="0.0298077474241592">
                <text:p>0.0298077474241592</text:p>
              </table:table-cell>
              <table:table-cell office:value-type="float" office:value="-0.00443488699420209">
                <text:p>-0.004434886994202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354535131962974">
                <text:p>0.0354535131962974</text:p>
              </table:table-cell>
              <table:table-cell office:value-type="float" office:value="0.0666756719961273">
                <text:p>0.0666756719961273</text:p>
              </table:table-cell>
              <table:table-cell office:value-type="float" office:value="0.0119567671479993">
                <text:p>0.0119567671479993</text:p>
              </table:table-cell>
              <table:table-cell office:value-type="float" office:value="0.0106735247205932">
                <text:p>0.010673524720593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732942986050765">
                <text:p>0.0732942986050765</text:p>
              </table:table-cell>
              <table:table-cell office:value-type="float" office:value="0.0340655161667752">
                <text:p>0.0340655161667752</text:p>
              </table:table-cell>
              <table:table-cell office:value-type="float" office:value="0.100532049404644">
                <text:p>0.100532049404644</text:p>
              </table:table-cell>
              <table:table-cell office:value-type="float" office:value="0.0480510976978368">
                <text:p>0.04805109769783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0663888685869684">
                <text:p>-0.0663888685869684</text:p>
              </table:table-cell>
              <table:table-cell office:value-type="float" office:value="-0.0888692861345465">
                <text:p>-0.0888692861345465</text:p>
              </table:table-cell>
              <table:table-cell office:value-type="float" office:value="-0.0530869875604306">
                <text:p>-0.0530869875604306</text:p>
              </table:table-cell>
              <table:table-cell office:value-type="float" office:value="-0.0984540401777322">
                <text:p>-0.09845404017773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326057075672693">
                <text:p>0.0326057075672693</text:p>
              </table:table-cell>
              <table:table-cell office:value-type="float" office:value="0.0423610632446008">
                <text:p>0.0423610632446008</text:p>
              </table:table-cell>
              <table:table-cell office:value-type="float" office:value="-0.026265041278215">
                <text:p>-0.026265041278215</text:p>
              </table:table-cell>
              <table:table-cell office:value-type="float" office:value="0.0283650057686385">
                <text:p>0.02836500576863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359999662669251">
                <text:p>0.0359999662669251</text:p>
              </table:table-cell>
              <table:table-cell office:value-type="float" office:value="0.0195606109386437">
                <text:p>0.0195606109386437</text:p>
              </table:table-cell>
              <table:table-cell office:value-type="float" office:value="-0.0147529611421266">
                <text:p>-0.0147529611421266</text:p>
              </table:table-cell>
              <table:table-cell office:value-type="float" office:value="0.0108501931198311">
                <text:p>0.010850193119831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0371692391338584">
                <text:p>-0.0371692391338584</text:p>
              </table:table-cell>
              <table:table-cell office:value-type="float" office:value="-0.0564544749940098">
                <text:p>-0.0564544749940098</text:p>
              </table:table-cell>
              <table:table-cell office:value-type="float" office:value="0.0649073925995339">
                <text:p>0.0649073925995339</text:p>
              </table:table-cell>
              <table:table-cell office:value-type="float" office:value="0.0194831428288911">
                <text:p>0.019483142828891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0584047805997087">
                <text:p>-0.0584047805997087</text:p>
              </table:table-cell>
              <table:table-cell office:value-type="float" office:value="-0.0256275234749044">
                <text:p>-0.0256275234749044</text:p>
              </table:table-cell>
              <table:table-cell office:value-type="float" office:value="-0.0383146205287808">
                <text:p>-0.0383146205287808</text:p>
              </table:table-cell>
              <table:table-cell office:value-type="float" office:value="0.0525140332957754">
                <text:p>0.052514033295775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467473998830383">
                <text:p>0.00467473998830383</text:p>
              </table:table-cell>
              <table:table-cell office:value-type="float" office:value="-0.00522925653920881">
                <text:p>-0.00522925653920881</text:p>
              </table:table-cell>
              <table:table-cell office:value-type="float" office:value="0.020502954396466">
                <text:p>0.020502954396466</text:p>
              </table:table-cell>
              <table:table-cell office:value-type="float" office:value="-0.0214125691891664">
                <text:p>-0.02141256918916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318330425341928">
                <text:p>0.0318330425341928</text:p>
              </table:table-cell>
              <table:table-cell office:value-type="float" office:value="-0.0888687398307608">
                <text:p>-0.0888687398307608</text:p>
              </table:table-cell>
              <table:table-cell office:value-type="float" office:value="0.00529836641790006">
                <text:p>0.00529836641790006</text:p>
              </table:table-cell>
              <table:table-cell office:value-type="float" office:value="-0.0333540991904053">
                <text:p>-0.03335409919040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432575506648277">
                <text:p>0.0432575506648277</text:p>
              </table:table-cell>
              <table:table-cell office:value-type="float" office:value="-0.0220771968671192">
                <text:p>-0.0220771968671192</text:p>
              </table:table-cell>
              <table:table-cell office:value-type="float" office:value="0.0595680492621125">
                <text:p>0.0595680492621125</text:p>
              </table:table-cell>
              <table:table-cell office:value-type="float" office:value="0.0289901189114122">
                <text:p>0.02899011891141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632031477978531">
                <text:p>0.0632031477978531</text:p>
              </table:table-cell>
              <table:table-cell office:value-type="float" office:value="-0.0105029027723399">
                <text:p>-0.0105029027723399</text:p>
              </table:table-cell>
              <table:table-cell office:value-type="float" office:value="-0.086690167458213">
                <text:p>-0.086690167458213</text:p>
              </table:table-cell>
              <table:table-cell office:value-type="float" office:value="-0.00527814125351943">
                <text:p>-0.0052781412535194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017676767256796">
                <text:p>-0.017676767256796</text:p>
              </table:table-cell>
              <table:table-cell office:value-type="float" office:value="0.0648247289926621">
                <text:p>0.0648247289926621</text:p>
              </table:table-cell>
              <table:table-cell office:value-type="float" office:value="0.000178941126051608">
                <text:p>0.000178941126051608</text:p>
              </table:table-cell>
              <table:table-cell office:value-type="float" office:value="0.0565425210824292">
                <text:p>0.05654252108242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508227106829594">
                <text:p>0.0508227106829594</text:p>
              </table:table-cell>
              <table:table-cell office:value-type="float" office:value="0.0790677739346739">
                <text:p>0.0790677739346739</text:p>
              </table:table-cell>
              <table:table-cell office:value-type="float" office:value="0.0462129084314872">
                <text:p>0.0462129084314872</text:p>
              </table:table-cell>
              <table:table-cell office:value-type="float" office:value="-0.0364141336029036">
                <text:p>-0.036414133602903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00598640279612201">
                <text:p>-0.00598640279612201</text:p>
              </table:table-cell>
              <table:table-cell office:value-type="float" office:value="-0.048949351396473">
                <text:p>-0.048949351396473</text:p>
              </table:table-cell>
              <table:table-cell office:value-type="float" office:value="0.0946519066960476">
                <text:p>0.0946519066960476</text:p>
              </table:table-cell>
              <table:table-cell office:value-type="float" office:value="0.0258978840937771">
                <text:p>0.025897884093777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638127677640012">
                <text:p>0.0638127677640012</text:p>
              </table:table-cell>
              <table:table-cell office:value-type="float" office:value="0.0178050747088006">
                <text:p>0.0178050747088006</text:p>
              </table:table-cell>
              <table:table-cell office:value-type="float" office:value="-0.0407641340274005">
                <text:p>-0.0407641340274005</text:p>
              </table:table-cell>
              <table:table-cell office:value-type="float" office:value="0.0255430535586163">
                <text:p>0.02554305355861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119276341281865">
                <text:p>-0.119276341281865</text:p>
              </table:table-cell>
              <table:table-cell office:value-type="float" office:value="0.047417063822054">
                <text:p>0.047417063822054</text:p>
              </table:table-cell>
              <table:table-cell office:value-type="float" office:value="-0.0596194158687341">
                <text:p>-0.0596194158687341</text:p>
              </table:table-cell>
              <table:table-cell office:value-type="float" office:value="-0.146795352121995">
                <text:p>-0.14679535212199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0266437912555355">
                <text:p>-0.0266437912555355</text:p>
              </table:table-cell>
              <table:table-cell office:value-type="float" office:value="-0.0638370602697111">
                <text:p>-0.0638370602697111</text:p>
              </table:table-cell>
              <table:table-cell office:value-type="float" office:value="-0.0931425074688354">
                <text:p>-0.0931425074688354</text:p>
              </table:table-cell>
              <table:table-cell office:value-type="float" office:value="-0.176704653000651">
                <text:p>-0.1767046530006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108319535550432">
                <text:p>-0.108319535550432</text:p>
              </table:table-cell>
              <table:table-cell office:value-type="float" office:value="-0.026933192049667">
                <text:p>-0.026933192049667</text:p>
              </table:table-cell>
              <table:table-cell office:value-type="float" office:value="0.0602900294536344">
                <text:p>0.0602900294536344</text:p>
              </table:table-cell>
              <table:table-cell office:value-type="float" office:value="-0.0686505051264798">
                <text:p>-0.068650505126479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081175469017634">
                <text:p>-0.081175469017634</text:p>
              </table:table-cell>
              <table:table-cell office:value-type="float" office:value="0.0188670597896403">
                <text:p>0.0188670597896403</text:p>
              </table:table-cell>
              <table:table-cell office:value-type="float" office:value="-0.148544178363711">
                <text:p>-0.148544178363711</text:p>
              </table:table-cell>
              <table:table-cell office:value-type="float" office:value="-0.0485451619657199">
                <text:p>-0.048545161965719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161701705881678">
                <text:p>-0.161701705881678</text:p>
              </table:table-cell>
              <table:table-cell office:value-type="float" office:value="0.156059981212816">
                <text:p>0.156059981212816</text:p>
              </table:table-cell>
              <table:table-cell office:value-type="float" office:value="0.0268459477836845">
                <text:p>0.0268459477836845</text:p>
              </table:table-cell>
              <table:table-cell office:value-type="float" office:value="0.0810057483404211">
                <text:p>0.081005748340421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987666076120837">
                <text:p>0.0987666076120837</text:p>
              </table:table-cell>
              <table:table-cell office:value-type="float" office:value="-0.0597440517742393">
                <text:p>-0.0597440517742393</text:p>
              </table:table-cell>
              <table:table-cell office:value-type="float" office:value="-0.187855262745783">
                <text:p>-0.187855262745783</text:p>
              </table:table-cell>
              <table:table-cell office:value-type="float" office:value="-0.0914560128500211">
                <text:p>-0.09145601285002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164449097468035">
                <text:p>0.164449097468035</text:p>
              </table:table-cell>
              <table:table-cell office:value-type="float" office:value="-0.0413640797087993">
                <text:p>-0.0413640797087993</text:p>
              </table:table-cell>
              <table:table-cell office:value-type="float" office:value="0.0591304626367372">
                <text:p>0.0591304626367372</text:p>
              </table:table-cell>
              <table:table-cell office:value-type="float" office:value="-0.0175402153613807">
                <text:p>-0.017540215361380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0061741457948648">
                <text:p>-0.0061741457948648</text:p>
              </table:table-cell>
              <table:table-cell office:value-type="float" office:value="0.0948596975354509">
                <text:p>0.0948596975354509</text:p>
              </table:table-cell>
              <table:table-cell office:value-type="float" office:value="-0.0151513688094537">
                <text:p>-0.0151513688094537</text:p>
              </table:table-cell>
              <table:table-cell office:value-type="float" office:value="0.0960764814108853">
                <text:p>0.0960764814108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